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Monospace" svg:font-family="Monospace"/>
    <style:font-face style:name="Trebuchet ms" svg:font-family="'Trebuchet ms'"/>
    <style:font-face style:name="Verdana" svg:font-family="Verdana"/>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216cm"/>
    </style:style>
    <style:style style:name="co2" style:family="table-column">
      <style:table-column-properties fo:break-before="auto" style:column-width="19.182cm"/>
    </style:style>
    <style:style style:name="co3" style:family="table-column">
      <style:table-column-properties fo:break-before="auto" style:column-width="13.626cm"/>
    </style:style>
    <style:style style:name="co4" style:family="table-column">
      <style:table-column-properties fo:break-before="auto" style:column-width="3.228cm"/>
    </style:style>
    <style:style style:name="co5" style:family="table-column">
      <style:table-column-properties fo:break-before="auto" style:column-width="2.884cm"/>
    </style:style>
    <style:style style:name="co6" style:family="table-column">
      <style:table-column-properties fo:break-before="auto" style:column-width="2.672cm"/>
    </style:style>
    <style:style style:name="co7" style:family="table-column">
      <style:table-column-properties fo:break-before="auto" style:column-width="2.258cm"/>
    </style:style>
    <style:style style:name="ro1" style:family="table-row">
      <style:table-row-properties style:row-height="0.55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3.096cm" fo:break-before="auto" style:use-optimal-row-height="false"/>
    </style:style>
    <style:style style:name="ro4" style:family="table-row">
      <style:table-row-properties style:row-height="4.048cm" fo:break-before="auto" style:use-optimal-row-height="false"/>
    </style:style>
    <style:style style:name="ro5" style:family="table-row">
      <style:table-row-properties style:row-height="3.122cm" fo:break-before="auto" style:use-optimal-row-height="false"/>
    </style:style>
    <style:style style:name="ro6" style:family="table-row">
      <style:table-row-properties style:row-height="2.355cm" fo:break-before="auto" style:use-optimal-row-height="false"/>
    </style:style>
    <style:style style:name="ro7" style:family="table-row">
      <style:table-row-properties style:row-height="0.499cm" fo:break-before="auto" style:use-optimal-row-height="false"/>
    </style:style>
    <style:style style:name="ro8" style:family="table-row">
      <style:table-row-properties style:row-height="0.661cm" fo:break-before="auto" style:use-optimal-row-height="false"/>
    </style:style>
    <style:style style:name="ro9" style:family="table-row">
      <style:table-row-properties style:row-height="2.963cm" fo:break-before="auto" style:use-optimal-row-height="false"/>
    </style:style>
    <style:style style:name="ro10" style:family="table-row">
      <style:table-row-properties style:row-height="0.605cm" fo:break-before="auto" style:use-optimal-row-height="false"/>
    </style:style>
    <style:style style:name="ro11" style:family="table-row">
      <style:table-row-properties style:row-height="4.233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f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vertical-align="middl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f00" style:vertical-align="middl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ff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fff00" fo:wrap-option="wrap"/>
      <style:text-properties style:text-outline="false" fo:language="en" fo:country="IN"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9" style:family="table-cell" style:parent-style-name="Default">
      <style:table-cell-properties fo:wrap-option="wrap"/>
      <style:text-properties style:text-outline="false" fo:language="en" fo:country="IN"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10" style:family="table-cell" style:parent-style-name="Default">
      <style:table-cell-properties fo:background-color="#ffffff"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ce11" style:family="table-cell" style:parent-style-name="Default">
      <style:table-cell-properties style:vertical-align="bottom"/>
      <style:text-properties style:use-window-font-color="true" style:text-line-through-style="none" style:text-line-through-typ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2"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fffff" style:vertical-align="bottom"/>
      <style:text-properties fo:color="#336666" style:text-line-through-style="none" style:text-line-through-type="none" style:font-name="Verdana" fo:font-size="12pt" fo:font-style="normal" style:text-underline-style="none" fo:font-weight="normal" style:font-name-asian="Verdana"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ffffff" style:vertical-align="bottom"/>
      <style:text-properties fo:color="#222222"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ffff" style:text-align-source="fix" style:repeat-content="false" style:vertical-align="bottom"/>
      <style:paragraph-properties fo:text-align="start" fo:margin-left="0cm"/>
      <style:text-properties fo:color="#222222"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vertical-align="bottom"/>
      <style:text-properties fo:color="#222222"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7" style:family="table-cell" style:parent-style-name="Default">
      <style:table-cell-properties style:text-align-source="fix" style:repeat-content="false" fo:border="0.99pt solid #000000" style:vertical-align="bottom"/>
      <style:paragraph-properties fo:text-align="start" fo:margin-left="0c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fffff" style:text-align-source="fix" style:repeat-content="false" fo:border="0.99pt solid #000000" style:vertical-align="bottom"/>
      <style:paragraph-properties fo:text-align="start" fo:margin-left="0c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table-cell-properties style:vertical-align="middle"/>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vertical-align="top"/>
      <style:text-properties fo:color="#000000" style:text-line-through-style="none" style:text-line-through-type="none" style:font-name="Monospace" fo:font-size="10pt" fo:font-style="normal" style:text-underline-style="none" fo:font-weight="normal" style:font-name-asian="Monospace"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ffff00" style:vertical-align="bottom"/>
      <style:text-properties fo:color="#222222"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style:style>
    <style:style style:name="ce23" style:family="table-cell" style:parent-style-name="Default">
      <style:table-cell-properties fo:background-color="#ffffff" style:vertical-align="middle"/>
      <style:text-properties fo:color="#222222"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table-cell-properties fo:wrap-option="wrap" style:vertical-align="middle"/>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fdfdfd" style:vertical-align="middle"/>
      <style:text-properties fo:color="#222222"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00" style:text-align-source="fix" style:repeat-content="false"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ffffff" fo:wrap-option="wrap" style:vertical-align="bottom"/>
      <style:text-properties fo:color="#336666" style:text-line-through-style="none" style:text-line-through-type="none" style:font-name="Verdana" fo:font-size="12pt" fo:font-style="normal" style:text-underline-style="none" fo:font-weight="normal" style:font-name-asian="Verdana"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c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ff00" style:text-align-source="fix" style:repeat-content="false" style:vertical-align="bottom"/>
      <style:paragraph-properties fo:text-align="start" fo:margin-left="0c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table-cell-properties fo:wrap-option="wrap" style:vertical-align="middl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wrap" style:vertical-align="middle"/>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ff00" fo:wrap-option="wrap" style:vertical-align="middle"/>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fo:wrap-option="wrap" style:vertical-align="bottom"/>
      <style:text-properties fo:color="#222222"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ff00" fo:wrap-option="wrap" style:vertical-align="bottom"/>
      <style:text-properties fo:color="#222222"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ff" style:vertical-align="bottom"/>
      <style:text-properties fo:color="#222222"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f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fdfdfd"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fffff" style:text-align-source="fix" style:repeat-content="false" style:vertical-align="bottom"/>
      <style:paragraph-properties fo:text-align="start" fo:margin-left="0cm"/>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fff" fo:wrap-option="wrap" style:vertical-align="top"/>
      <style:text-properties fo:color="#222222"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ffffff" fo:wrap-option="wrap" style:vertical-align="bottom"/>
      <style:text-properties fo:color="#222222"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dfdfd" fo:wrap-option="wrap" style:vertical-align="bottom"/>
      <style:text-properties fo:color="#222222"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4" style:family="table-cell" style:parent-style-name="Default">
      <style:table-cell-properties style:text-align-source="fix" style:repeat-content="false" style:vertical-align="middle"/>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number-columns-repeated="251" table:default-cell-style-name="Default"/>
        <table:table-column table:style-name="co7" table:number-columns-repeated="768" table:default-cell-style-name="Default"/>
        <table:table-row table:style-name="ro1">
          <table:table-cell/>
          <table:table-cell table:style-name="ce7" office:value-type="string" calcext:value-type="string">
            <text:p>Title of the Project</text:p>
          </table:table-cell>
          <table:table-cell table:style-name="ce7" office:value-type="string" calcext:value-type="string">
            <text:p>Abstract</text:p>
          </table:table-cell>
          <table:table-cell table:style-name="ce1" office:value-type="string" calcext:value-type="string">
            <text:p>Number of Students</text:p>
          </table:table-cell>
          <table:table-cell table:style-name="ce1" office:value-type="string" calcext:value-type="string">
            <text:p>Student Allocated</text:p>
          </table:table-cell>
          <table:table-cell table:number-columns-repeated="1019"/>
        </table:table-row>
        <table:table-row table:style-name="ro2">
          <table:table-cell table:style-name="ce2" office:value-type="string" calcext:value-type="string">
            <text:p>ARUN KUMAR MAJUMDAR - </text:p>
          </table:table-cell>
          <table:table-cell table:style-name="ce8" office:value-type="string" calcext:value-type="string">
            <text:p>Bioinformatics, Cryptography and Security, VLSI and Embedded Systems</text:p>
          </table:table-cell>
          <table:table-cell table:style-name="ce26"/>
          <table:table-cell table:style-name="ce2" table:number-columns-repeated="2"/>
          <table:table-cell table:style-name="ce22" table:number-columns-repeated="1019"/>
        </table:table-row>
        <table:table-row table:style-name="ro1">
          <table:table-cell office:value-type="string" calcext:value-type="string">
            <text:p>AKM1</text:p>
          </table:table-cell>
          <table:table-cell office:value-type="string" calcext:value-type="string">
            <text:p>TBA</text:p>
          </table:table-cell>
          <table:table-cell table:number-columns-repeated="1022"/>
        </table:table-row>
        <table:table-row table:style-name="ro1">
          <table:table-cell office:value-type="string" calcext:value-type="string">
            <text:p>AKM2</text:p>
          </table:table-cell>
          <table:table-cell office:value-type="string" calcext:value-type="string">
            <text:p>TBA</text:p>
          </table:table-cell>
          <table:table-cell table:number-columns-repeated="1022"/>
        </table:table-row>
        <table:table-row table:style-name="ro1">
          <table:table-cell office:value-type="string" calcext:value-type="string">
            <text:p>AKM3</text:p>
          </table:table-cell>
          <table:table-cell office:value-type="string" calcext:value-type="string">
            <text:p>TBA</text:p>
          </table:table-cell>
          <table:table-cell table:number-columns-repeated="1022"/>
        </table:table-row>
        <table:table-row table:style-name="ro1">
          <table:table-cell office:value-type="string" calcext:value-type="string">
            <text:p>AKM4</text:p>
          </table:table-cell>
          <table:table-cell office:value-type="string" calcext:value-type="string">
            <text:p>TBA</text:p>
          </table:table-cell>
          <table:table-cell table:number-columns-repeated="1022"/>
        </table:table-row>
        <table:table-row table:style-name="ro2">
          <table:table-cell table:style-name="ce2" office:value-type="string" calcext:value-type="string">
            <text:p>AJIT PAL</text:p>
          </table:table-cell>
          <table:table-cell table:style-name="ce8" office:value-type="string" calcext:value-type="string">
            <text:p>Systems and Networking, VLSI and Embedded Systems</text:p>
          </table:table-cell>
          <table:table-cell table:style-name="ce22" table:number-columns-repeated="1022"/>
        </table:table-row>
        <table:table-row table:style-name="ro1">
          <table:table-cell office:value-type="string" calcext:value-type="string">
            <text:p>AP1</text:p>
          </table:table-cell>
          <table:table-cell office:value-type="string" calcext:value-type="string">
            <text:p>TBA</text:p>
          </table:table-cell>
          <table:table-cell table:number-columns-repeated="1022"/>
        </table:table-row>
        <table:table-row table:style-name="ro1">
          <table:table-cell office:value-type="string" calcext:value-type="string">
            <text:p>AP2</text:p>
          </table:table-cell>
          <table:table-cell office:value-type="string" calcext:value-type="string">
            <text:p>TBA</text:p>
          </table:table-cell>
          <table:table-cell table:number-columns-repeated="1022"/>
        </table:table-row>
        <table:table-row table:style-name="ro1">
          <table:table-cell office:value-type="string" calcext:value-type="string">
            <text:p>AP3</text:p>
          </table:table-cell>
          <table:table-cell office:value-type="string" calcext:value-type="string">
            <text:p>TBA</text:p>
          </table:table-cell>
          <table:table-cell table:number-columns-repeated="1022"/>
        </table:table-row>
        <table:table-row table:style-name="ro1">
          <table:table-cell office:value-type="string" calcext:value-type="string">
            <text:p>AP4</text:p>
          </table:table-cell>
          <table:table-cell office:value-type="string" calcext:value-type="string">
            <text:p>TBA</text:p>
          </table:table-cell>
          <table:table-cell table:number-columns-repeated="1022"/>
        </table:table-row>
        <table:table-row table:style-name="ro2">
          <table:table-cell office:value-type="string" calcext:value-type="string">
            <text:p>DIPANKAR SARKAR</text:p>
          </table:table-cell>
          <table:table-cell table:style-name="ce9" office:value-type="string" calcext:value-type="string">
            <text:p>Automated Reasoning; Program Verification, Formal Methods</text:p>
          </table:table-cell>
          <table:table-cell table:style-name="ce7"/>
          <table:table-cell table:style-name="ce1" table:number-columns-repeated="2"/>
          <table:table-cell table:number-columns-repeated="1019"/>
        </table:table-row>
        <table:table-row table:style-name="ro1">
          <table:table-cell office:value-type="string" calcext:value-type="string">
            <text:p>DS1</text:p>
          </table:table-cell>
          <table:table-cell office:value-type="string" calcext:value-type="string">
            <text:p>Formal Verification of Hybrid Systems</text:p>
          </table:table-cell>
          <table:table-cell table:number-columns-repeated="1022"/>
        </table:table-row>
        <table:table-row table:style-name="ro1">
          <table:table-cell office:value-type="string" calcext:value-type="string">
            <text:p>DS2</text:p>
          </table:table-cell>
          <table:table-cell office:value-type="string" calcext:value-type="string">
            <text:p>Software Model Checking</text:p>
          </table:table-cell>
          <table:table-cell table:number-columns-repeated="1022"/>
        </table:table-row>
        <table:table-row table:style-name="ro1">
          <table:table-cell office:value-type="string" calcext:value-type="string">
            <text:p>DS3</text:p>
          </table:table-cell>
          <table:table-cell office:value-type="string" calcext:value-type="string">
            <text:p>Mining Software Specs</text:p>
          </table:table-cell>
          <table:table-cell table:number-columns-repeated="1022"/>
        </table:table-row>
        <table:table-row table:style-name="ro1">
          <table:table-cell office:value-type="string" calcext:value-type="string">
            <text:p>DS4</text:p>
          </table:table-cell>
          <table:table-cell table:style-name="ce10" office:value-type="string" calcext:value-type="string">
            <text:p>Symbolic Model Checking of concurrent Programs</text:p>
          </table:table-cell>
          <table:table-cell table:number-columns-repeated="1022"/>
        </table:table-row>
        <table:table-row table:style-name="ro2">
          <table:table-cell table:style-name="ce2" office:value-type="string" calcext:value-type="string">
            <text:p>SUJOY GHOSE</text:p>
          </table:table-cell>
          <table:table-cell table:style-name="ce8" office:value-type="string" calcext:value-type="string">
            <text:p>Algorithms and Theory, Artificial Intelligence</text:p>
          </table:table-cell>
          <table:table-cell table:style-name="ce22" table:number-columns-repeated="1022"/>
        </table:table-row>
        <table:table-row table:style-name="ro1">
          <table:table-cell office:value-type="string" calcext:value-type="string">
            <text:p>SG1</text:p>
          </table:table-cell>
          <table:table-cell office:value-type="string" calcext:value-type="string">
            <text:p>TBA</text:p>
          </table:table-cell>
          <table:table-cell table:number-columns-repeated="1022"/>
        </table:table-row>
        <table:table-row table:style-name="ro1">
          <table:table-cell office:value-type="string" calcext:value-type="string">
            <text:p>SG2</text:p>
          </table:table-cell>
          <table:table-cell office:value-type="string" calcext:value-type="string">
            <text:p>TBA</text:p>
          </table:table-cell>
          <table:table-cell table:number-columns-repeated="1022"/>
        </table:table-row>
        <table:table-row table:style-name="ro1">
          <table:table-cell office:value-type="string" calcext:value-type="string">
            <text:p>SG3</text:p>
          </table:table-cell>
          <table:table-cell office:value-type="string" calcext:value-type="string">
            <text:p>TBA</text:p>
          </table:table-cell>
          <table:table-cell table:number-columns-repeated="1022"/>
        </table:table-row>
        <table:table-row table:style-name="ro1">
          <table:table-cell office:value-type="string" calcext:value-type="string">
            <text:p>SG4</text:p>
          </table:table-cell>
          <table:table-cell office:value-type="string" calcext:value-type="string">
            <text:p>TBA</text:p>
          </table:table-cell>
          <table:table-cell table:number-columns-repeated="1022"/>
        </table:table-row>
        <table:table-row table:style-name="ro2">
          <table:table-cell table:style-name="ce2" office:value-type="string" calcext:value-type="string">
            <text:p>ANUPAM BASU</text:p>
          </table:table-cell>
          <table:table-cell table:style-name="ce8" office:value-type="string" calcext:value-type="string">
            <text:p>Artificial Intelligence, VLSI and Embedded Systems</text:p>
          </table:table-cell>
          <table:table-cell table:style-name="ce22" table:number-columns-repeated="1022"/>
        </table:table-row>
        <table:table-row table:style-name="ro1">
          <table:table-cell office:value-type="string" calcext:value-type="string">
            <text:p>AB1</text:p>
          </table:table-cell>
          <table:table-cell office:value-type="string" calcext:value-type="string">
            <text:p>Android based application development for text amplification for students with low vision</text:p>
          </table:table-cell>
          <table:table-cell table:style-name="ce1" office:value-type="string" calcext:value-type="string">
            <text:p>This is essentially an implementation project, which will require you to know hands on development on Android platform, image and video processing fundamentals etc. It is expected that you will learn them while working on the project. The tablet/ phone camera will be used to capture the text.</text:p>
          </table:table-cell>
          <table:table-cell table:number-columns-repeated="1021"/>
        </table:table-row>
        <table:table-row table:style-name="ro1">
          <table:table-cell office:value-type="string" calcext:value-type="string">
            <text:p>AB2</text:p>
          </table:table-cell>
          <table:table-cell office:value-type="string" calcext:value-type="string">
            <text:p>Mapping of Test material (quizzes/questions/exercises) to different categories</text:p>
          </table:table-cell>
          <table:table-cell table:style-name="ce1" office:value-type="string" calcext:value-type="string">
            <text:p>There are different models of cognitive categories, related to educational tasks. (Ref: Bloom's Taxonomy) Some questions may be directed to test the recall ability of a student, while another may test the application ability, while another may test the creativity. Can we automatically tag a question to the cognitive level, that a question is intended to test? Then it can be applied to develop a balanced question paper, among other very interesting applications. Area: NLP and Cognitive Science</text:p>
          </table:table-cell>
          <table:table-cell table:number-columns-repeated="1021"/>
        </table:table-row>
        <table:table-row table:style-name="ro1">
          <table:table-cell office:value-type="string" calcext:value-type="string">
            <text:p>AB3</text:p>
          </table:table-cell>
          <table:table-cell office:value-type="string" calcext:value-type="string">
            <text:p>Categorization and automatic annotation of the contents in a text chapter accirding to their cognitive categories</text:p>
          </table:table-cell>
          <table:table-cell table:style-name="ce1" office:value-type="string" calcext:value-type="string">
            <text:p>Similar to the previous project, this one aims to categorize the text (courseware) on which a test will be conducted. Area: NLP + Cog. Science - these two projects will have to collaborate among themselves.</text:p>
          </table:table-cell>
          <table:table-cell table:number-columns-repeated="1021"/>
        </table:table-row>
        <table:table-row table:style-name="ro1">
          <table:table-cell office:value-type="string" calcext:value-type="string">
            <text:p>AB4</text:p>
          </table:table-cell>
          <table:table-cell office:value-type="string" calcext:value-type="string">
            <text:p>Development of APIs for acquisition of student behavior data for different on-line content delivery models</text:p>
          </table:table-cell>
          <table:table-cell table:style-name="ce1" office:value-type="string" calcext:value-type="string">
            <text:p>On-line education is becoming all the more important and ubiquitous. In order to provide adaptive delivery it is required to know how the students are behaving during the class. We intend to develop systems and APIs for capturing the data under different circumstances and pperform some analytics as well. This will require some field deployment and testing as well. Good coding knowledge (preferably for hardware-software system will come in handy.</text:p>
          </table:table-cell>
          <table:table-cell table:number-columns-repeated="1021"/>
        </table:table-row>
        <table:table-row table:style-name="ro2">
          <table:table-cell table:style-name="ce2" office:value-type="string" calcext:value-type="string">
            <text:p>PARTHA SARATHI DEY </text:p>
          </table:table-cell>
          <table:table-cell table:style-name="ce8" office:value-type="string" calcext:value-type="string">
            <text:p>Systems and Networking</text:p>
          </table:table-cell>
          <table:table-cell table:style-name="ce2"/>
          <table:table-cell table:style-name="ce22" table:number-columns-repeated="1021"/>
        </table:table-row>
        <table:table-row table:style-name="ro1">
          <table:table-cell office:value-type="string" calcext:value-type="string">
            <text:p>PSD1</text:p>
          </table:table-cell>
          <table:table-cell office:value-type="string" calcext:value-type="string">
            <text:p>TBA</text:p>
          </table:table-cell>
          <table:table-cell table:number-columns-repeated="1022"/>
        </table:table-row>
        <table:table-row table:style-name="ro1">
          <table:table-cell office:value-type="string" calcext:value-type="string">
            <text:p>PSD2</text:p>
          </table:table-cell>
          <table:table-cell office:value-type="string" calcext:value-type="string">
            <text:p>TBA</text:p>
          </table:table-cell>
          <table:table-cell table:number-columns-repeated="1022"/>
        </table:table-row>
        <table:table-row table:style-name="ro1">
          <table:table-cell office:value-type="string" calcext:value-type="string">
            <text:p>PSD3</text:p>
          </table:table-cell>
          <table:table-cell office:value-type="string" calcext:value-type="string">
            <text:p>TBA</text:p>
          </table:table-cell>
          <table:table-cell table:number-columns-repeated="1022"/>
        </table:table-row>
        <table:table-row table:style-name="ro1">
          <table:table-cell office:value-type="string" calcext:value-type="string">
            <text:p>PSD4</text:p>
          </table:table-cell>
          <table:table-cell office:value-type="string" calcext:value-type="string">
            <text:p>TBA</text:p>
          </table:table-cell>
          <table:table-cell table:number-columns-repeated="1022"/>
        </table:table-row>
        <table:table-row table:style-name="ro2">
          <table:table-cell table:style-name="ce2" office:value-type="string" calcext:value-type="string">
            <text:p>INDRANIL SENGUPTA</text:p>
          </table:table-cell>
          <table:table-cell table:style-name="ce8" office:value-type="string" calcext:value-type="string">
            <text:p> Cryptography and Security, VLSI and Embedded Systems</text:p>
          </table:table-cell>
          <table:table-cell table:style-name="ce22" table:number-columns-repeated="1022"/>
        </table:table-row>
        <table:table-row table:style-name="ro1">
          <table:table-cell office:value-type="string" calcext:value-type="string">
            <text:p>ISG1</text:p>
          </table:table-cell>
          <table:table-cell office:value-type="string" calcext:value-type="string">
            <text:p>TBA</text:p>
          </table:table-cell>
          <table:table-cell table:number-columns-repeated="1022"/>
        </table:table-row>
        <table:table-row table:style-name="ro1">
          <table:table-cell office:value-type="string" calcext:value-type="string">
            <text:p>ISG2</text:p>
          </table:table-cell>
          <table:table-cell office:value-type="string" calcext:value-type="string">
            <text:p>TBA</text:p>
          </table:table-cell>
          <table:table-cell table:number-columns-repeated="1022"/>
        </table:table-row>
        <table:table-row table:style-name="ro1">
          <table:table-cell office:value-type="string" calcext:value-type="string">
            <text:p>ISG3</text:p>
          </table:table-cell>
          <table:table-cell office:value-type="string" calcext:value-type="string">
            <text:p>TBA</text:p>
          </table:table-cell>
          <table:table-cell table:number-columns-repeated="1022"/>
        </table:table-row>
        <table:table-row table:style-name="ro1">
          <table:table-cell office:value-type="string" calcext:value-type="string">
            <text:p>ISG4</text:p>
          </table:table-cell>
          <table:table-cell office:value-type="string" calcext:value-type="string">
            <text:p>TBA</text:p>
          </table:table-cell>
          <table:table-cell table:number-columns-repeated="1022"/>
        </table:table-row>
        <table:table-row table:style-name="ro2">
          <table:table-cell table:style-name="ce2" office:value-type="string" calcext:value-type="string">
            <text:p>JAYANTA MUKHOPADYAYA</text:p>
          </table:table-cell>
          <table:table-cell table:style-name="ce8" office:value-type="string" calcext:value-type="string">
            <text:p>Bioinformatics, Image Processing, Visual Information Processing</text:p>
          </table:table-cell>
          <table:table-cell table:style-name="ce22" table:number-columns-repeated="1022"/>
        </table:table-row>
        <table:table-row table:style-name="ro1">
          <table:table-cell office:value-type="string" calcext:value-type="string">
            <text:p>JM1</text:p>
          </table:table-cell>
          <table:table-cell office:value-type="string" calcext:value-type="string">
            <text:p>App for training of Executive Attention in young adults</text:p>
          </table:table-cell>
          <table:table-cell table:style-name="ce1" office:value-type="string" calcext:value-type="string">
            <text:p>Attention is normally influenced by the response demands associated with a situation. The elements of executive–attention include response intention, selection, facilitation, inhibition, and switching, which together provide the basis for behavioural control. While this is most evident when considering attention to the response alternatives existing in particular task demands, executive– attention also exerts influence on attention to the environment and a variety of other forms of attentional processing. When frontal brain regions responsible for this type of control are damaged, attentional search tends to be chaotic or even random. This is evident in Attention Deficit Disorder and several neuropsychological disorders. An application to train executive attention would primarily help in sustaining attention and assist enhanced behavioural control over the environment. The work will be carried out in collaboration with Dr. Rajlakshmi Guha of Counselling Center.</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JM2</text:p>
          </table:table-cell>
          <table:table-cell office:value-type="string" calcext:value-type="string">
            <text:p>App for assessment and cognitive retraining for Dementia / Alzheimers and Mild Cognitive Impairment (MCI) for elderly </text:p>
          </table:table-cell>
          <table:table-cell table:style-name="ce1" office:value-type="string" calcext:value-type="string">
            <text:p>Cognitive training is based on the idea that the brain, even in old age, can change for the better. In the same way that physical training improves physical abilities, cognitive training improves cognitive (or mental) abilities. Cognitive training uses guided practice on a set of tasks related to memory, attention, or other brain functions. This training involves using repetitive exercises designed to improve single (e.g., memory) or multiple (e.g., memory and reasoning) cognitive abilities. An App for cognitive retraining would be easily accessible and cost effective to assist the elderly population to exercising their cognitive faculties. The scope also includes assessment of the stages of these diseases. The work will be carried out in collaboration with Dr. Rajlakshmi Guha of Counselling Center.</text:p>
          </table:table-cell>
          <table:table-cell table:style-name="ce1" office:value-type="float" office:value="2" calcext:value-type="float">
            <text:p>2</text:p>
          </table:table-cell>
          <table:table-cell table:number-columns-repeated="1020"/>
        </table:table-row>
        <table:table-row table:style-name="ro1">
          <table:table-cell office:value-type="string" calcext:value-type="string">
            <text:p>JM3</text:p>
          </table:table-cell>
          <table:table-cell office:value-type="string" calcext:value-type="string">
            <text:p>SLAM and Pathplanning for a robot.</text:p>
          </table:table-cell>
          <table:table-cell table:style-name="ce1" office:value-type="string" calcext:value-type="string">
            <text:p>Contact person: Soumabha Bhowmick, VIP Lab</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JM4</text:p>
          </table:table-cell>
          <table:table-cell office:value-type="string" calcext:value-type="string">
            <text:p>Computational Algorithms for Reconstructing Phylogenetic Trees </text:p>
          </table:table-cell>
          <table:table-cell table:style-name="ce1" office:value-type="string" calcext:value-type="string">
            <text:p>Contact person: Sourya Bhattacharyya, VIP Lab</text:p>
          </table:table-cell>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RAJIB MALL</text:p>
          </table:table-cell>
          <table:table-cell table:style-name="ce8" office:value-type="string" calcext:value-type="string">
            <text:p>Software Engineering</text:p>
          </table:table-cell>
          <table:table-cell table:style-name="ce2" table:number-columns-repeated="2"/>
          <table:table-cell table:style-name="ce22" table:number-columns-repeated="1020"/>
        </table:table-row>
        <table:table-row table:style-name="ro1">
          <table:table-cell office:value-type="string" calcext:value-type="string">
            <text:p>RM1</text:p>
          </table:table-cell>
          <table:table-cell office:value-type="string" calcext:value-type="string">
            <text:p>Fault localization in Concurrent Programs</text:p>
          </table:table-cell>
          <table:table-cell table:number-columns-repeated="1022"/>
        </table:table-row>
        <table:table-row table:style-name="ro1">
          <table:table-cell office:value-type="string" calcext:value-type="string">
            <text:p>RM2</text:p>
          </table:table-cell>
          <table:table-cell office:value-type="string" calcext:value-type="string">
            <text:p>A novel clustering-based regression test case selection</text:p>
          </table:table-cell>
          <table:table-cell table:number-columns-repeated="1022"/>
        </table:table-row>
        <table:table-row table:style-name="ro1">
          <table:table-cell office:value-type="string" calcext:value-type="string">
            <text:p>RM3</text:p>
          </table:table-cell>
          <table:table-cell office:value-type="string" calcext:value-type="string">
            <text:p>A novel clustering-based fault-localization</text:p>
          </table:table-cell>
          <table:table-cell table:number-columns-repeated="1022"/>
        </table:table-row>
        <table:table-row table:style-name="ro1">
          <table:table-cell office:value-type="string" calcext:value-type="string">
            <text:p>RM4</text:p>
          </table:table-cell>
          <table:table-cell office:value-type="string" calcext:value-type="string">
            <text:p>Bug-detection effectiveness of test coverage metrics</text:p>
          </table:table-cell>
          <table:table-cell table:number-columns-repeated="1022"/>
        </table:table-row>
        <table:table-row table:style-name="ro2">
          <table:table-cell table:style-name="ce2" office:value-type="string" calcext:value-type="string">
            <text:p>PARTHA PRATIM CHAKRABORTY</text:p>
          </table:table-cell>
          <table:table-cell table:style-name="ce8" office:value-type="string" calcext:value-type="string">
            <text:p>Artificial Intelligence, Formal Methods</text:p>
          </table:table-cell>
          <table:table-cell table:style-name="ce22" table:number-columns-repeated="1022"/>
        </table:table-row>
        <table:table-row table:style-name="ro1">
          <table:table-cell office:value-type="string" calcext:value-type="string">
            <text:p>PPC1+SS</text:p>
          </table:table-cell>
          <table:table-cell table:style-name="ce11" office:value-type="string" calcext:value-type="string">
            <text:p>Long Distance Trip planning of a group with logical specification of timing constraints</text:p>
          </table:table-cell>
          <table:table-cell table:style-name="ce11" office:value-type="string" calcext:value-type="string">
            <text:p>In long distance trip planning one has to take into account short breaks and long breaks to satisfy regulations as well as due to personal needs like meals. In this project we will explore how to formally encode these timing constraints using a suitable automata or logical formula, and how to find the plan for such specifications. We will also look at designing socially aware trip plans to accommodate common stops for drivers belonging to the same group or social circle.</text:p>
          </table:table-cell>
          <table:table-cell table:number-columns-repeated="1021"/>
        </table:table-row>
        <table:table-row table:style-name="ro1">
          <table:table-cell office:value-type="string" calcext:value-type="string">
            <text:p>PPC2</text:p>
          </table:table-cell>
          <table:table-cell office:value-type="string" calcext:value-type="string">
            <text:p>TBA</text:p>
          </table:table-cell>
          <table:table-cell table:number-columns-repeated="1022"/>
        </table:table-row>
        <table:table-row table:style-name="ro1">
          <table:table-cell office:value-type="string" calcext:value-type="string">
            <text:p>PPC3</text:p>
          </table:table-cell>
          <table:table-cell office:value-type="string" calcext:value-type="string">
            <text:p>TBA</text:p>
          </table:table-cell>
          <table:table-cell table:number-columns-repeated="1022"/>
        </table:table-row>
        <table:table-row table:style-name="ro1">
          <table:table-cell office:value-type="string" calcext:value-type="string">
            <text:p>PPC4</text:p>
          </table:table-cell>
          <table:table-cell office:value-type="string" calcext:value-type="string">
            <text:p>TBA</text:p>
          </table:table-cell>
          <table:table-cell table:number-columns-repeated="1022"/>
        </table:table-row>
        <table:table-row table:style-name="ro2">
          <table:table-cell table:style-name="ce2" office:value-type="string" calcext:value-type="string">
            <text:p>PARTHA PRATIM DAS</text:p>
          </table:table-cell>
          <table:table-cell table:style-name="ce8" office:value-type="string" calcext:value-type="string">
            <text:p>Software Engineering, Visual Information Processing</text:p>
          </table:table-cell>
          <table:table-cell table:style-name="ce22" table:number-columns-repeated="1022"/>
        </table:table-row>
        <table:table-row table:style-name="ro1">
          <table:table-cell office:value-type="string" calcext:value-type="string">
            <text:p>PPD1</text:p>
          </table:table-cell>
          <table:table-cell office:value-type="string" calcext:value-type="string">
            <text:p>Dance Transcription from Kinect Video </text:p>
          </table:table-cell>
          <table:table-cell table:style-name="ce1"/>
          <table:table-cell table:style-name="ce1" office:value-type="float" office:value="1" calcext:value-type="float">
            <text:p>1</text:p>
          </table:table-cell>
          <table:table-cell table:number-columns-repeated="1020"/>
        </table:table-row>
        <table:table-row table:style-name="ro1">
          <table:table-cell office:value-type="string" calcext:value-type="string">
            <text:p>PPD2</text:p>
          </table:table-cell>
          <table:table-cell office:value-type="string" calcext:value-type="string">
            <text:p>Building Ontology of Bharatanatyam for Choreographic Reasoning</text:p>
          </table:table-cell>
          <table:table-cell table:style-name="ce1"/>
          <table:table-cell table:style-name="ce1" office:value-type="float" office:value="1" calcext:value-type="float">
            <text:p>1</text:p>
          </table:table-cell>
          <table:table-cell table:number-columns-repeated="1020"/>
        </table:table-row>
        <table:table-row table:style-name="ro1">
          <table:table-cell office:value-type="string" calcext:value-type="string">
            <text:p>PPD3</text:p>
          </table:table-cell>
          <table:table-cell office:value-type="string" calcext:value-type="string">
            <text:p>C++ Translator for Hierarchical Program Decomposition, Visualization and Comprehension </text:p>
          </table:table-cell>
          <table:table-cell table:style-name="ce1"/>
          <table:table-cell table:style-name="ce1" office:value-type="float" office:value="1" calcext:value-type="float">
            <text:p>1</text:p>
          </table:table-cell>
          <table:table-cell table:number-columns-repeated="1020"/>
        </table:table-row>
        <table:table-row table:style-name="ro1">
          <table:table-cell office:value-type="string" calcext:value-type="string">
            <text:p>PPD4</text:p>
          </table:table-cell>
          <table:table-cell office:value-type="string" calcext:value-type="string">
            <text:p>Synchronized Mining of EGT (Eye-Gaze Tracker) and EEG Data for Exploring Program Reading Patterns </text:p>
          </table:table-cell>
          <table:table-cell table:style-name="ce1"/>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SUDEBKUMAR PRASANT PAL</text:p>
          </table:table-cell>
          <table:table-cell table:style-name="ce8" office:value-type="string" calcext:value-type="string">
            <text:p>Combinatorics, Computational and combinatorial geometry, Graph Algorithms, Graph theory</text:p>
          </table:table-cell>
          <table:table-cell table:style-name="ce2" table:number-columns-repeated="2"/>
          <table:table-cell table:style-name="ce22" table:number-columns-repeated="1020"/>
        </table:table-row>
        <table:table-row table:style-name="ro1">
          <table:table-cell office:value-type="string" calcext:value-type="string">
            <text:p>SPP1</text:p>
          </table:table-cell>
          <table:table-cell office:value-type="string" calcext:value-type="string">
            <text:p>Discrepancy in set systems with geometric properties</text:p>
          </table:table-cell>
          <table:table-cell table:style-name="ce1"/>
          <table:table-cell table:style-name="ce1" office:value-type="float" office:value="1" calcext:value-type="float">
            <text:p>1</text:p>
          </table:table-cell>
          <table:table-cell table:number-columns-repeated="1020"/>
        </table:table-row>
        <table:table-row table:style-name="ro1">
          <table:table-cell office:value-type="string" calcext:value-type="string">
            <text:p>SPP2</text:p>
          </table:table-cell>
          <table:table-cell office:value-type="string" calcext:value-type="string">
            <text:p>Implementations of geometric algorithms for visibility problems</text:p>
          </table:table-cell>
          <table:table-cell table:style-name="ce1"/>
          <table:table-cell table:style-name="ce1" office:value-type="string" calcext:value-type="string">
            <text:p>1 student</text:p>
          </table:table-cell>
          <table:table-cell table:number-columns-repeated="1020"/>
        </table:table-row>
        <table:table-row table:style-name="ro1">
          <table:table-cell office:value-type="string" calcext:value-type="string">
            <text:p>SPP3</text:p>
          </table:table-cell>
          <table:table-cell office:value-type="string" calcext:value-type="string">
            <text:p>Graph and hypergraph coloring algorithms and applications</text:p>
          </table:table-cell>
          <table:table-cell table:style-name="ce1"/>
          <table:table-cell table:style-name="ce1" office:value-type="string" calcext:value-type="string">
            <text:p><text:s/>2 students</text:p>
          </table:table-cell>
          <table:table-cell table:number-columns-repeated="1020"/>
        </table:table-row>
        <table:table-row table:style-name="ro1">
          <table:table-cell office:value-type="string" calcext:value-type="string">
            <text:p>SPP4</text:p>
          </table:table-cell>
          <table:table-cell table:style-name="Default"/>
          <table:table-cell table:number-columns-repeated="1022"/>
        </table:table-row>
        <table:table-row table:style-name="ro2">
          <table:table-cell table:style-name="ce2" office:value-type="string" calcext:value-type="string">
            <text:p>DIPANWITA ROYCHAUDHURY </text:p>
          </table:table-cell>
          <table:table-cell table:style-name="ce8" office:value-type="string" calcext:value-type="string">
            <text:p>Cryptography and Security</text:p>
          </table:table-cell>
          <table:table-cell table:style-name="ce22" table:number-columns-repeated="1022"/>
        </table:table-row>
        <table:table-row table:style-name="ro1">
          <table:table-cell office:value-type="string" calcext:value-type="string">
            <text:p>DRC1</text:p>
          </table:table-cell>
          <table:table-cell office:value-type="string" calcext:value-type="string">
            <text:p>Cryptanalysis of Hash Functions (Field: Cryptography)</text:p>
          </table:table-cell>
          <table:table-cell table:style-name="ce1" office:value-type="string" calcext:value-type="string">
            <text:p>Cryptographic hash function is a one-way function that maps an arbitrary message<text:line-break/>input to a fixed length output. One-way Hash functions play a major role in secured <text:line-break/>communication. The cryptographic community has seen remarkable progress in hash functions <text:line-break/>design and cryptanalysis in the last 5 years and the credit mainly goes to the introduction of the <text:line-break/>SHA-3 contest by NIST. The contest declared 5 finalists and in October 2012 announced <text:line-break/>KECCAK as the next SHA-3 standard. In the current scenario, this project aims to attack/crypt-<text:line-break/>analyze SHA3 finalists with special attention to Keccak.</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DRC2</text:p>
          </table:table-cell>
          <table:table-cell office:value-type="string" calcext:value-type="string">
            <text:p>Cryptanalysis of Block cipher AES</text:p>
          </table:table-cell>
          <table:table-cell table:style-name="ce1" office:value-type="string" calcext:value-type="string">
            <text:p>The block cipher AES (Advanced Encryption Standard) is a worldwide standard and<text:line-break/>one of the most popular cryptographic primitives. AES is a 128-bit block cipher with a variable <text:line-break/>key length (128, 192, and 256-bit keys are supported). Designed in 1997, AES has survived <text:line-break/>numerous cryptanalytic efforts. As for now, there are no known practical attacks that work on <text:line-break/>full-round AES. In this scenario, this project aims to develop new cryptanalysis techniques and <text:line-break/>as well as to implement practical attacks on round-reduced AES.</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DRC3</text:p>
          </table:table-cell>
          <table:table-cell office:value-type="string" calcext:value-type="string">
            <text:p>Cryptanalysis of Authenticated Encryption Caesar</text:p>
          </table:table-cell>
          <table:table-cell table:style-name="ce1" office:value-type="string" calcext:value-type="string">
            <text:p>A brief description: Authenticated encryption (AE) aims to achieve two goals<text:line-break/>simultaneously, encryption and authentication. Authentication ensures the legal receiver that the <text:line-break/>data has not been changed and sent by the valid transmitter. Encryption ensures privacy that none <text:line-break/>but the legitimate receiver can only get the message sent by the sender. Earlier, the two goals of <text:line-break/>authenticity and privacy are tried to be achieved by employing separate schemes. Now, to <text:line-break/>achieve efficiency as well as security, the current approach is to combine the two objectives into <text:line-break/>one single algorithm. To find this group of authenticated encryption schemes, a competition, <text:line-break/>called the CAESAR cryptographic competition, has been launched by J. Bernstein (CAESAR <text:line-break/>call for submissions, 01 2014. http://competitions. cr.yp.to/caesar-call.html). <text:line-break/>This project is about the security analysis of one of the potential Caesar Candidates.</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DRC4</text:p>
          </table:table-cell>
          <table:table-cell office:value-type="string" calcext:value-type="string">
            <text:p>Light weight Post-quantum Public-Key Cryptographic Processors-I (Field: Cryptography)</text:p>
          </table:table-cell>
          <table:table-cell table:style-name="ce1" office:value-type="string" calcext:value-type="string">
            <text:p>This project focuses on the compact implementation of recently proposed post-<text:line-break/>quantum cryptographic scheme: Authentication from Hard Learning Problems. The scheme is <text:line-break/>provably secure against quantum attacks. Besides, the scheme is proposed as suitable for <text:line-break/>constrained devices such as RFID tags and wireless sensor nodes. <text:s/>Our goal is to investigate the <text:line-break/>implementation aspects of them. The objectives of this study include Efficient arithmetic, Low <text:line-break/>area implementation and Side-channel Security</text:p>
          </table:table-cell>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PALLAB DASGUPTA</text:p>
          </table:table-cell>
          <table:table-cell table:style-name="ce8" office:value-type="string" calcext:value-type="string">
            <text:p>Artificial Intelligence, Formal Methods, VLSI and Embedded Systems</text:p>
          </table:table-cell>
          <table:table-cell table:style-name="ce2" table:number-columns-repeated="2"/>
          <table:table-cell table:style-name="ce22" table:number-columns-repeated="1020"/>
        </table:table-row>
        <table:table-row table:style-name="ro1">
          <table:table-cell office:value-type="string" calcext:value-type="string">
            <text:p>PD1</text:p>
          </table:table-cell>
          <table:table-cell office:value-type="string" calcext:value-type="string">
            <text:p>Computational Musicology on Indian Classical Music<text:tab/></text:p>
          </table:table-cell>
          <table:table-cell table:style-name="ce12" office:value-type="string" calcext:value-type="string">
            <text:p>The modern design methodology for Cyber-Physical Systems begins with the development of a model of the system. While finite state machines can be used to model discrete event systems, the task of modelling more complex systems requires advanced automata capable of capturing both discrete and continuous behaviours. Such models may come from a wide variety of domains, for example, a model of software controlled train control system, an anti-lock braking system in a automobile, a model of a solar PV array in a smart electrical grid, or a model of an on-chip battery charger. The project will aim to develop a tool for automatically extracting formal properties of such models from the automata description.</text:p>
          </table:table-cell>
          <table:table-cell table:number-columns-repeated="1021"/>
        </table:table-row>
        <table:table-row table:style-name="ro1">
          <table:table-cell office:value-type="string" calcext:value-type="string">
            <text:p>PD2</text:p>
          </table:table-cell>
          <table:table-cell office:value-type="string" calcext:value-type="string">
            <text:p>Computational Musicology on Indian Classical Music<text:tab/></text:p>
          </table:table-cell>
          <table:table-cell table:style-name="ce12" office:value-type="string" calcext:value-type="string">
            <text:p>This project will explore language theoretic characterizations of Ragas in the Indian Classical form of music and develop cognitive models for reasoning and classification of Indian Classical Music. You may take this project only if you have a passion for Indian Classical Music and have had some training on this.</text:p>
          </table:table-cell>
          <table:table-cell table:number-columns-repeated="1021"/>
        </table:table-row>
        <table:table-row table:style-name="ro1">
          <table:table-cell office:value-type="string" calcext:value-type="string">
            <text:p>PD3</text:p>
          </table:table-cell>
          <table:table-cell office:value-type="string" calcext:value-type="string">
            <text:p>Smart Monitoring and Diagnosis of Cyber Physical Control Systems</text:p>
          </table:table-cell>
          <table:table-cell table:style-name="ce12" office:value-type="string" calcext:value-type="string">
            <text:p>Cyber Physical Control Systems consist of software controlled embedded systems which work together to achieve system level functions. A modern automobile is a very good example of a cyber-physical system. In our research group we develop tools for reasoning about the state of the system from the inputs received from the sensors and adaptively regulate the control strategy. The project students will have to work with the research group in developing the tools.</text:p>
          </table:table-cell>
          <table:table-cell table:number-columns-repeated="1021"/>
        </table:table-row>
        <table:table-row table:style-name="ro1">
          <table:table-cell office:value-type="string" calcext:value-type="string">
            <text:p>PD4</text:p>
          </table:table-cell>
          <table:table-cell table:style-name="Default"/>
          <table:table-cell table:number-columns-repeated="1022"/>
        </table:table-row>
        <table:table-row table:style-name="ro2">
          <table:table-cell table:style-name="ce2" office:value-type="string" calcext:value-type="string">
            <text:p>SUDESHNA SARKAR</text:p>
          </table:table-cell>
          <table:table-cell table:style-name="ce8" office:value-type="string" calcext:value-type="string">
            <text:p>Machine Learning, Natural Language Processing</text:p>
          </table:table-cell>
          <table:table-cell table:style-name="ce22" table:number-columns-repeated="1022"/>
        </table:table-row>
        <table:table-row table:style-name="ro1">
          <table:table-cell office:value-type="string" calcext:value-type="string">
            <text:p>SS1</text:p>
          </table:table-cell>
          <table:table-cell office:value-type="string" calcext:value-type="string">
            <text:p>Deep learning applied to Sentence Parsing / Multilingual word vector representation</text:p>
          </table:table-cell>
          <table:table-cell table:style-name="ce27" office:value-type="string" calcext:value-type="string">
            <text:p>In this project we will look at using Deep Learning for some NLP task, e.g., parsing of natural language sentence. <text:s/>We may also look at common representation of word vectors in multiple languages. The representation should preserve and make use of word to word relations including dependency relations, hyponymy and synonymy relations. The representation may be helpful for the NLP tasks in less resourced languages.</text:p>
          </table:table-cell>
          <table:table-cell table:style-name="ce1" office:value-type="string" calcext:value-type="string">
            <text:p>1 -- 2</text:p>
          </table:table-cell>
          <table:table-cell table:number-columns-repeated="1020"/>
        </table:table-row>
        <table:table-row table:style-name="ro1">
          <table:table-cell office:value-type="string" calcext:value-type="string">
            <text:p>SS2</text:p>
          </table:table-cell>
          <table:table-cell table:style-name="ce11" office:value-type="string" calcext:value-type="string">
            <text:p>Text Mining from Biomedical Patents: extraction of entities and relations</text:p>
          </table:table-cell>
          <table:table-cell table:style-name="ce1" office:value-type="string" calcext:value-type="string">
            <text:p>In this project we will do text mining from biomedical patents and journals aimed at identifying relations between different entities such as drugs, diseases and targets. We will explore graphical models such as conditional random fields and will also explore the use of deep neural networks for this task.</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SS3 + PPC</text:p>
          </table:table-cell>
          <table:table-cell table:style-name="ce11" office:value-type="string" calcext:value-type="string">
            <text:p>Decision of bidding and pricing policy by transporters using a reinforcement learning framework</text:p>
          </table:table-cell>
          <table:table-cell table:style-name="ce1" office:value-type="string" calcext:value-type="string">
            <text:p>An important problem faced by transporters is whether to bid for a particular consignment and what should be the bid price. This is a complex problem as one has to consider future consignment available at the source and at different destinations, as well as the other parties. We wish to model this problem using a reinforcement learning framework. We may also explore game theoretic principles.</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SS4</text:p>
          </table:table-cell>
          <table:table-cell table:style-name="ce11" office:value-type="string" calcext:value-type="string">
            <text:p>Product search for online e-commerce portals: issues related to relevance, ranking, context, demographics, personalization.</text:p>
          </table:table-cell>
          <table:table-cell table:style-name="ce1" office:value-type="string" calcext:value-type="string">
            <text:p>In this project we will look at issues related to improved ranking and recommendation for online ecommerce portals (of the likes of flipkart, amazon, etc.). This will involve taking into account the demographics, past history and context of the user in addition to other factors</text:p>
          </table:table-cell>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AROBINDA GUPTA</text:p>
          </table:table-cell>
          <table:table-cell table:style-name="ce8" office:value-type="string" calcext:value-type="string">
            <text:p>Systems and Networking</text:p>
          </table:table-cell>
          <table:table-cell table:style-name="ce2" table:number-columns-repeated="2"/>
          <table:table-cell table:style-name="ce22" table:number-columns-repeated="1020"/>
        </table:table-row>
        <table:table-row table:style-name="ro1">
          <table:table-cell office:value-type="string" calcext:value-type="string">
            <text:p>AG1</text:p>
          </table:table-cell>
          <table:table-cell table:style-name="ce12" office:value-type="string" calcext:value-type="string">
            <text:p>Projects will be in the areas of Networks/Distributed Systems. Exact topic to be decided later</text:p>
          </table:table-cell>
          <table:table-cell table:number-columns-repeated="1022"/>
        </table:table-row>
        <table:table-row table:style-name="ro1">
          <table:table-cell office:value-type="string" calcext:value-type="string">
            <text:p>AG2</text:p>
          </table:table-cell>
          <table:table-cell table:style-name="Default"/>
          <table:table-cell table:number-columns-repeated="1022"/>
        </table:table-row>
        <table:table-row table:style-name="ro1">
          <table:table-cell office:value-type="string" calcext:value-type="string">
            <text:p>AG3</text:p>
          </table:table-cell>
          <table:table-cell table:style-name="Default"/>
          <table:table-cell table:number-columns-repeated="1022"/>
        </table:table-row>
        <table:table-row table:style-name="ro1">
          <table:table-cell office:value-type="string" calcext:value-type="string">
            <text:p>AG4</text:p>
          </table:table-cell>
          <table:table-cell table:style-name="Default"/>
          <table:table-cell table:number-columns-repeated="1022"/>
        </table:table-row>
        <table:table-row table:style-name="ro2">
          <table:table-cell table:style-name="ce2" office:value-type="string" calcext:value-type="string">
            <text:p>CHITTARANJAN MANDAL</text:p>
          </table:table-cell>
          <table:table-cell table:style-name="ce8" office:value-type="string" calcext:value-type="string">
            <text:p>Formal Methods</text:p>
          </table:table-cell>
          <table:table-cell table:style-name="ce22" table:number-columns-repeated="1022"/>
        </table:table-row>
        <table:table-row table:style-name="ro1">
          <table:table-cell office:value-type="string" calcext:value-type="string">
            <text:p>CM1</text:p>
          </table:table-cell>
          <table:table-cell office:value-type="string" calcext:value-type="string">
            <text:p>TBA</text:p>
          </table:table-cell>
          <table:table-cell table:number-columns-repeated="1022"/>
        </table:table-row>
        <table:table-row table:style-name="ro1">
          <table:table-cell office:value-type="string" calcext:value-type="string">
            <text:p>CM2</text:p>
          </table:table-cell>
          <table:table-cell office:value-type="string" calcext:value-type="string">
            <text:p>TBA</text:p>
          </table:table-cell>
          <table:table-cell table:number-columns-repeated="1022"/>
        </table:table-row>
        <table:table-row table:style-name="ro1">
          <table:table-cell office:value-type="string" calcext:value-type="string">
            <text:p>CM3</text:p>
          </table:table-cell>
          <table:table-cell office:value-type="string" calcext:value-type="string">
            <text:p>TBA</text:p>
          </table:table-cell>
          <table:table-cell table:number-columns-repeated="1022"/>
        </table:table-row>
        <table:table-row table:style-name="ro1">
          <table:table-cell office:value-type="string" calcext:value-type="string">
            <text:p>CM4</text:p>
          </table:table-cell>
          <table:table-cell office:value-type="string" calcext:value-type="string">
            <text:p>TBA</text:p>
          </table:table-cell>
          <table:table-cell table:number-columns-repeated="1022"/>
        </table:table-row>
        <table:table-row table:style-name="ro2">
          <table:table-cell table:style-name="ce2" office:value-type="string" calcext:value-type="string">
            <text:p>NILOY GANGULY</text:p>
          </table:table-cell>
          <table:table-cell table:style-name="ce8" office:value-type="string" calcext:value-type="string">
            <text:p>Complex and Social Networks, Data and Web Mining, Systems and Networking</text:p>
          </table:table-cell>
          <table:table-cell table:style-name="ce22" table:number-columns-repeated="1022"/>
        </table:table-row>
        <table:table-row table:style-name="ro1">
          <table:table-cell office:value-type="string" calcext:value-type="string">
            <text:p>NG1</text:p>
          </table:table-cell>
          <table:table-cell table:style-name="ce13" office:value-type="string" calcext:value-type="string">
            <text:p>Editorial Algorithms: Predicting what news is going to print tomorrow</text:p>
          </table:table-cell>
          <table:table-cell table:style-name="ce28" office:value-type="string" calcext:value-type="string">
            <text:p>Machine-sourced news is a hot topic among newsrooms. Recent technological developments in machine learning algorithms together with the proliferation of information sources such as sensors, drones and social media, create new opportunities to revolutionize the practice of journalism (Pavlik 2013; Goldberg, Corcoran, and Picard 2013). Big newsrooms and international media outlets are already on this wagon, employing data scientists, statisticians and data visualization designers to transform the way they find and report news (Hunter 2014). Similarly, local news outlets are also looking for new ways to provide local news coverage as they cut down on personnel costs (Farhi 2014). In this work, we want to examine the opportunity and challenges in using algorithms using data from user interactions and social media to automatically produce editorial selections in terms of what news will be present in next day's newspaper.</text:p>
          </table:table-cell>
          <table:table-cell table:number-columns-repeated="1021"/>
        </table:table-row>
        <table:table-row table:style-name="ro1">
          <table:table-cell office:value-type="string" calcext:value-type="string">
            <text:p>NG2</text:p>
          </table:table-cell>
          <table:table-cell table:style-name="ce14" office:value-type="string" calcext:value-type="string">
            <text:p>Shaping Opinion Dynamics in Online Social Network</text:p>
          </table:table-cell>
          <table:table-cell table:style-name="ce1" office:value-type="string" calcext:value-type="string">
            <text:p>People are increasingly relying on social media and social<text:line-break/>networking sites to form their opinion about latest breaking<text:line-break/>news, events and topics. Whenever a user posts information<text:line-break/>about an event, she may influence other users’ opinion about<text:line-break/>it, even though this information may be strongly opinionated<text:line-break/>or false. In this context, there are increasing concerns on the<text:line-break/>emergence of orchestrated campaigns, often attributed to<text:line-break/>governments and large corporations, in which a number of<text:line-break/>people are paid to swamp the online debate about an on-<text:line-break/>going event, influencing people’s opinion about it.<text:line-break/>In this paper, we investigate to which extent a small set<text:line-break/>of (incentivized) users can steer users’ opinions in a social<text:line-break/>network to a given state. To do so, we develop a convex<text:line-break/>programming framework for opinion shaping, which allows<text:line-break/>us to determine how good a given set of users may be at<text:line-break/>driving the overall network to a given state. Experiments<text:line-break/>on synthetic and real data gathered from Twitter show that<text:line-break/>our framework can accurately determine the quality of a set<text:line-break/>of incentivized users at a given opinion shaping task.</text:p>
          </table:table-cell>
          <table:table-cell table:number-columns-repeated="1021"/>
        </table:table-row>
        <table:table-row table:style-name="ro1">
          <table:table-cell office:value-type="string" calcext:value-type="string">
            <text:p>NG3</text:p>
          </table:table-cell>
          <table:table-cell table:style-name="ce15" office:value-type="string" calcext:value-type="string">
            <text:p>Summarizing Tweet stream in disaster scenario based on information need</text:p>
          </table:table-cell>
          <table:table-cell table:style-name="ce1" office:value-type="string" calcext:value-type="string">
            <text:p>In the present day, online social networks (OSNs) like Twitter and Facebook are important platforms to share and find information. Especially, at the time of natural disasters (e.g., bomb blasts, riots, cyclones, earthquakes), these OSNs are increasingly being used to share real-time updates and news. In this project, we shall attempt to improve the usability of OSNs during such events. During such disasters, Twitter sees a rapid stream of tweets related to the event. Some of these tweets contain valuable situational information, while many other tweets reflect the opinion / sentiment of the people. This tweet stream is almost always too fast and too large for being effectively processed by human beings. We will attempt to make this task easier, by summarizing the tweet stream in real-time, and identifying the most important tweets which provide new information, and so on.<text:line-break/> <text:line-break/>However, information varies greatly across different sort of disasters, e.g., disasters like cyclone, earthquake, typhoon affects a society for a longer duration compared to bomb blasts and shootouts. Hence types of information are also quite large for long term events starting from infrastructure damage, injured people, trapped or missing people, shelter information etc. Information need also varies from organization to organization. From journalist point of view, he may be interested in getting a quick snapshot of the scenario where as from a NGO point of view they may desire specific information like how many people stranded/trapped/killed and their exact location so that they can reach those guys quickly. <text:s/>In this project we will try to summarize tweet stream according to the needs of different organization and to deploy a live real-time system which can be used in future disaster scenario.<text:line-break/> <text:line-break/>Desirable: Knowledge of python script and web system development</text:p>
          </table:table-cell>
          <table:table-cell table:number-columns-repeated="1021"/>
        </table:table-row>
        <table:table-row table:style-name="ro1">
          <table:table-cell office:value-type="string" calcext:value-type="string">
            <text:p>NG4</text:p>
          </table:table-cell>
          <table:table-cell table:style-name="ce16" office:value-type="string" calcext:value-type="string">
            <text:p>Efficiently managing storage space in IoT</text:p>
          </table:table-cell>
          <table:table-cell table:style-name="ce1" office:value-type="string" calcext:value-type="string">
            <text:p>The Internet of Things (IoT) is a novel paradigm that is rapidly gaining ground in the scenario of modern wireless telecommunications. With the huge impact it has on several aspects of everyday life and behavior of potential private and as well as business users, in Iot there are a large number of perception devices that continuously and automatically collects information, leading to a rapid expansion on data scale. In this project we try to focus on efficient management of storage space by leveraging the different properties of internet of things such as correlation among things and describe some possible techniques to reduce the overhead of storage pace with some possible use cases. Keeping some initial milestones in mind, this project will try to develop some techniques based on previous studies to address the growing need of storage space management</text:p>
          </table:table-cell>
          <table:table-cell table:number-columns-repeated="1021"/>
        </table:table-row>
        <table:table-row table:style-name="ro2">
          <table:table-cell table:style-name="ce2" office:value-type="string" calcext:value-type="string">
            <text:p>ABHIJIT DAS</text:p>
          </table:table-cell>
          <table:table-cell table:style-name="ce8" office:value-type="string" calcext:value-type="string">
            <text:p>Algorithms and Theory, Cryptography and Security</text:p>
          </table:table-cell>
          <table:table-cell table:style-name="ce2"/>
          <table:table-cell table:style-name="ce22" table:number-columns-repeated="1021"/>
        </table:table-row>
        <table:table-row table:style-name="ro1">
          <table:table-cell office:value-type="string" calcext:value-type="string">
            <text:p>AD1</text:p>
          </table:table-cell>
          <table:table-cell office:value-type="string" calcext:value-type="string">
            <text:p>TBA</text:p>
          </table:table-cell>
          <table:table-cell table:number-columns-repeated="1022"/>
        </table:table-row>
        <table:table-row table:style-name="ro1">
          <table:table-cell office:value-type="string" calcext:value-type="string">
            <text:p>AD2</text:p>
          </table:table-cell>
          <table:table-cell office:value-type="string" calcext:value-type="string">
            <text:p>TBA</text:p>
          </table:table-cell>
          <table:table-cell table:number-columns-repeated="1022"/>
        </table:table-row>
        <table:table-row table:style-name="ro1">
          <table:table-cell office:value-type="string" calcext:value-type="string">
            <text:p>AD3</text:p>
          </table:table-cell>
          <table:table-cell office:value-type="string" calcext:value-type="string">
            <text:p>TBA</text:p>
          </table:table-cell>
          <table:table-cell table:number-columns-repeated="1022"/>
        </table:table-row>
        <table:table-row table:style-name="ro1">
          <table:table-cell office:value-type="string" calcext:value-type="string">
            <text:p>AD4</text:p>
          </table:table-cell>
          <table:table-cell office:value-type="string" calcext:value-type="string">
            <text:p>TBA</text:p>
          </table:table-cell>
          <table:table-cell table:number-columns-repeated="1022"/>
        </table:table-row>
        <table:table-row table:style-name="ro2">
          <table:table-cell table:style-name="ce2" office:value-type="string" calcext:value-type="string">
            <text:p>PABITRA MITRA</text:p>
          </table:table-cell>
          <table:table-cell table:style-name="ce8" office:value-type="string" calcext:value-type="string">
            <text:p> Data and Web Mining</text:p>
          </table:table-cell>
          <table:table-cell table:style-name="ce22" table:number-columns-repeated="1022"/>
        </table:table-row>
        <table:table-row table:style-name="ro1">
          <table:table-cell office:value-type="string" calcext:value-type="string">
            <text:p>PM1</text:p>
          </table:table-cell>
          <table:table-cell table:style-name="ce17" office:value-type="string" calcext:value-type="string">
            <text:p>Knowledge discovery from deep learning architectures</text:p>
          </table:table-cell>
          <table:table-cell table:style-name="ce17" office:value-type="string" calcext:value-type="string">
            <text:p>Regularization and visualization of deep neural network</text:p>
          </table:table-cell>
          <table:table-cell table:number-columns-repeated="1021"/>
        </table:table-row>
        <table:table-row table:style-name="ro1">
          <table:table-cell office:value-type="string" calcext:value-type="string">
            <text:p>PM2</text:p>
          </table:table-cell>
          <table:table-cell table:style-name="ce17" office:value-type="string" calcext:value-type="string">
            <text:p>Machine learning based quantitative trading strategies</text:p>
          </table:table-cell>
          <table:table-cell table:style-name="ce1" office:value-type="string" calcext:value-type="string">
            <text:p>Development of machine learning based quantitative trading strategies<text:tab/></text:p>
          </table:table-cell>
          <table:table-cell table:number-columns-repeated="1021"/>
        </table:table-row>
        <table:table-row table:style-name="ro1">
          <table:table-cell office:value-type="string" calcext:value-type="string">
            <text:p>PM3</text:p>
          </table:table-cell>
          <table:table-cell table:style-name="ce17" office:value-type="string" calcext:value-type="string">
            <text:p>Heterogeneous network embedding via Deep Neural Net applied to relation mining</text:p>
          </table:table-cell>
          <table:table-cell table:style-name="ce17" office:value-type="string" calcext:value-type="string">
            <text:p>We will consider heterogeneous networks e.g., drug – protein – disease network. We will explore vector or tensor representation of the different entities which can be trained fom the association relationships of these entities. Based on these we wish to discover new relationships among these entities.<text:line-break/></text:p>
          </table:table-cell>
          <table:table-cell table:number-columns-repeated="1021"/>
        </table:table-row>
        <table:table-row table:style-name="ro1">
          <table:table-cell office:value-type="string" calcext:value-type="string">
            <text:p>PM4</text:p>
          </table:table-cell>
          <table:table-cell table:style-name="ce17" office:value-type="string" calcext:value-type="string">
            <text:p>TBA</text:p>
          </table:table-cell>
          <table:table-cell table:style-name="ce29"/>
          <table:table-cell table:number-columns-repeated="1021"/>
        </table:table-row>
        <table:table-row table:style-name="ro2">
          <table:table-cell table:style-name="ce2" office:value-type="string" calcext:value-type="string">
            <text:p>PARTHA BHOWMICK</text:p>
          </table:table-cell>
          <table:table-cell table:style-name="ce8" office:value-type="string" calcext:value-type="string">
            <text:p>Algorithms and Theory, Visual Information </text:p>
          </table:table-cell>
          <table:table-cell table:style-name="ce30"/>
          <table:table-cell table:style-name="ce22" table:number-columns-repeated="1021"/>
        </table:table-row>
        <table:table-row table:style-name="ro3">
          <table:table-cell table:style-name="ce3" office:value-type="string" calcext:value-type="string">
            <text:p>PB1</text:p>
          </table:table-cell>
          <table:table-cell table:style-name="ce18" office:value-type="string" calcext:value-type="string">
            <text:p>NPR for still life pencil drawings</text:p>
          </table:table-cell>
          <table:table-cell table:style-name="ce31" office:value-type="string" calcext:value-type="string">
            <text:p>Non-photorealistic rendering (NPR) is a very modern area in computer graphics. It deals with creation of expressive styles for visual rendition with a wide variety of applications, starting from digital art and ending at animation movies. The proposed BTP would focus on modeling of NPR techniques for rendition of "still life pencil drawings". The student must have basic training/interest in fine arts and should have done some course work in digital image processing. </text:p>
          </table:table-cell>
          <table:table-cell table:style-name="ce3" office:value-type="float" office:value="1" calcext:value-type="float">
            <text:p>1</text:p>
          </table:table-cell>
          <table:table-cell table:style-name="ce3"/>
          <table:table-cell table:number-columns-repeated="1019"/>
        </table:table-row>
        <table:table-row table:style-name="ro4">
          <table:table-cell table:style-name="ce3" office:value-type="string" calcext:value-type="string">
            <text:p>PB2</text:p>
          </table:table-cell>
          <table:table-cell office:value-type="string" calcext:value-type="string">
            <text:p>Square art</text:p>
          </table:table-cell>
          <table:table-cell table:style-name="ce32" office:value-type="string" calcext:value-type="string">
            <text:p>Algorithmic art is a contemporary form of digital art created by well-known algorithms. The proposed BTP would focus on generation of "square art" as algorithmic art, and finally developing a stand-alone application software for creation of such artworks from the image of an object. The algorithm will be supplied by me (PB) and it has to be implemented with incorporation of certain parameters to work out artistic results. <text:s/>The student should have some passion for creative art, understanding and analysis capabilities of algorithms, and some knowledge in digital image processing. </text:p>
          </table:table-cell>
          <table:table-cell table:style-name="ce3" office:value-type="float" office:value="1" calcext:value-type="float">
            <text:p>1</text:p>
          </table:table-cell>
          <table:table-cell table:style-name="ce3"/>
          <table:table-cell table:number-columns-repeated="1019"/>
        </table:table-row>
        <table:table-row table:style-name="ro5">
          <table:table-cell table:style-name="ce3" office:value-type="string" calcext:value-type="string">
            <text:p>PB3</text:p>
          </table:table-cell>
          <table:table-cell table:style-name="ce19" office:value-type="string" calcext:value-type="string">
            <text:p>Web implementation of 3D graphics algorithms</text:p>
          </table:table-cell>
          <table:table-cell table:style-name="ce32" office:value-type="string" calcext:value-type="string">
            <text:p>3D graphics has progressed enormously in recent time, with not so noticeable progress in web implementation. The proposed BTP would be related to developing a framework for web implementation of 3D algorithms with usual graphics tools for visualization. The student must have done computer graphics course work and should have some knowledge in web programming. If not, he/she must do it in coming semester (Spring 2015-16).</text:p>
          </table:table-cell>
          <table:table-cell table:style-name="ce3" office:value-type="float" office:value="1" calcext:value-type="float">
            <text:p>1</text:p>
          </table:table-cell>
          <table:table-cell table:style-name="ce3"/>
          <table:table-cell table:number-columns-repeated="1019"/>
        </table:table-row>
        <table:table-row table:style-name="ro6">
          <table:table-cell table:style-name="ce3" office:value-type="string" calcext:value-type="string">
            <text:p>PB4</text:p>
          </table:table-cell>
          <table:table-cell table:style-name="ce19" office:value-type="string" calcext:value-type="string">
            <text:p>Dyadic rationals</text:p>
          </table:table-cell>
          <table:table-cell table:style-name="ce32" office:value-type="string" calcext:value-type="string">
            <text:p>A dyadic rational of order k is a fraction whose denominator is a power (of at most k) of 2. For example, 1/2 and 3/8 are dyadic, but 1/3 is not. The BTP is: Given any real number x and a dyadic order k, find the dyadic rational nearest to x. The student should have interest in mathematics and algorithms.</text:p>
          </table:table-cell>
          <table:table-cell table:style-name="ce3" office:value-type="float" office:value="1" calcext:value-type="float">
            <text:p>1</text:p>
          </table:table-cell>
          <table:table-cell table:style-name="ce3"/>
          <table:table-cell table:number-columns-repeated="1019"/>
        </table:table-row>
        <table:table-row table:style-name="ro7">
          <table:table-cell table:style-name="ce4" office:value-type="string" calcext:value-type="string">
            <text:p>DEBDEEP MUKHOPADYAY</text:p>
          </table:table-cell>
          <table:table-cell table:style-name="ce8" office:value-type="string" calcext:value-type="string">
            <text:p>Cryptography and Security, VLSI and Embedded Systems</text:p>
          </table:table-cell>
          <table:table-cell table:style-name="ce33"/>
          <table:table-cell table:style-name="ce4" table:number-columns-repeated="2"/>
          <table:table-cell table:style-name="ce22" table:number-columns-repeated="1019"/>
        </table:table-row>
        <table:table-row table:style-name="ro1">
          <table:table-cell office:value-type="string" calcext:value-type="string">
            <text:p>DM1</text:p>
          </table:table-cell>
          <table:table-cell office:value-type="string" calcext:value-type="string">
            <text:p>Key Aggregate Cryptosystem for Cloud Infrastructure using Bilinear Pairings</text:p>
          </table:table-cell>
          <table:table-cell table:style-name="ce1" office:value-type="string" calcext:value-type="string">
            <text:p>Delegating access in the cloud is a chief concern. In this project we develop new cryptographic algorithms for computing keys for a selected subset of users, which we call as aggregate keys. Thus the owner of the contents can provide selected access to users by generating a collective key, which is much efficient in terms of both time and memory compared to developing separate keys for all the files for which access is to be provided. The instrument which we use is mainly bilinear pairings and we aim to prove the scheme for its cryptographic strength using reduction proofs in various well known formal models. The student taking the project should be intereste in mathematics and coding in C/C++.</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DM2</text:p>
          </table:table-cell>
          <table:table-cell office:value-type="string" calcext:value-type="string">
            <text:p>Security of Internet of Things (IoT)</text:p>
          </table:table-cell>
          <table:table-cell table:style-name="ce1" office:value-type="string" calcext:value-type="string">
            <text:p>IoT is a promising technology which intends to connect billions of devices.The term Internet of Things was first used by Kevin Ashton in 1999.<text:line-break/> Refers to uniquely identifiable objects (things) and their virtual representations in an Internet-like structure. However, the IoT has no protection mechanisms. The IoT is heterogenous, which means while some nodes are resource constrained, there are others which could be servers connected to the cloud. This varied nature emphasizes the requirement of new protocols based on unconventional cryptographic techniques. In this project we aim to develop test-beds for IoT in the Department, and fortify the same using protocols using the concept of Physically Unclonable Functions (PUFs). The project will encompass hands-on experiments, designing protocols, and also performing security evaluations on the test-bed. Students with an inclination of getting things "working" are encoraged to apply.<text:line-break/></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DM3</text:p>
          </table:table-cell>
          <table:table-cell office:value-type="string" calcext:value-type="string">
            <text:p>Post Quantum Cryptography</text:p>
          </table:table-cell>
          <table:table-cell table:style-name="ce1" office:value-type="string" calcext:value-type="string">
            <text:p>Quantum Computers are not far away! Reports claim that by 2020 National Security Agency, USA (NSA) will be having "useful" Quantum Computers to break the conventional asymmetric key algorithms. Even if it is delayed, based on the fact that NSA etc. are storing all the ciphertexts in massive storages would imply, that once such a computer is developed, all our present day state secrets would be compromised. However for the last few years there has been the emergence of a new field, called Post-quantum cryptography, which tries to develop asymmetric key algorithms which are resistant event against such machines. They are largely dependent on lattice problems, which shall defy even such a powerful adversary. However, the research in our country in this direction is meagre, and would require a thorough understanding of the field, lattice based cryptography, and their implementations. In this project we aim to do the same, with an objective of developing new tools and techniques for such post quantum asymmetric key ciphers. Student with mathematical inclination and coding skills in C/C++ is encouraged.</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DM4</text:p>
          </table:table-cell>
          <table:table-cell office:value-type="string" calcext:value-type="string">
            <text:p>Parallel Implementation of an SCA tool Box</text:p>
          </table:table-cell>
          <table:table-cell table:style-name="ce1" office:value-type="string" calcext:value-type="string">
            <text:p>Parallel computers provide unique opportunities for acceleration. However they have to performed with proper practices. Side Channel analysis (SCA) is a method of attacking ciphers by observing side channel information, like power consumption, timing requirement etc. In the SEAL lab we have our internal tools for performing SCA. This project aims to parallelize the tool and implement the same of multi-core computers and GPUs. Acceleration over optimized serialized codes is an objective of the project. Students with an interest for C/C++ coding using Open-MP, MPI, OpenGL etc. are encouraged.</text:p>
          </table:table-cell>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RAJAT SUBHRA CHAKRABORTY</text:p>
          </table:table-cell>
          <table:table-cell table:style-name="ce8" office:value-type="string" calcext:value-type="string">
            <text:p> Cryptography and Security, VLSI and Embedded Systems</text:p>
          </table:table-cell>
          <table:table-cell table:style-name="ce2" table:number-columns-repeated="2"/>
          <table:table-cell table:style-name="ce22" table:number-columns-repeated="1020"/>
        </table:table-row>
        <table:table-row table:style-name="ro1">
          <table:table-cell office:value-type="string" calcext:value-type="string">
            <text:p>RSC1</text:p>
          </table:table-cell>
          <table:table-cell office:value-type="string" calcext:value-type="string">
            <text:p>Multi-threaded Implementation of Image Processing Algorithms</text:p>
          </table:table-cell>
          <table:table-cell table:number-columns-repeated="1022"/>
        </table:table-row>
        <table:table-row table:style-name="ro1">
          <table:table-cell office:value-type="string" calcext:value-type="string">
            <text:p>RSC2</text:p>
          </table:table-cell>
          <table:table-cell office:value-type="string" calcext:value-type="string">
            <text:p>FPGA based Hardware Implementation of Image Processing Algorithms</text:p>
          </table:table-cell>
          <table:table-cell table:number-columns-repeated="1022"/>
        </table:table-row>
        <table:table-row table:style-name="ro1">
          <table:table-cell office:value-type="string" calcext:value-type="string">
            <text:p>RSC3</text:p>
          </table:table-cell>
          <table:table-cell office:value-type="string" calcext:value-type="string">
            <text:p>CAD Algorithms for Fault-tolerant Design of Nano-circuits </text:p>
          </table:table-cell>
          <table:table-cell table:number-columns-repeated="1022"/>
        </table:table-row>
        <table:table-row table:style-name="ro1">
          <table:table-cell office:value-type="string" calcext:value-type="string">
            <text:p>RSC4</text:p>
          </table:table-cell>
          <table:table-cell office:value-type="string" calcext:value-type="string">
            <text:p>Memristor based Novel Circuit Design</text:p>
          </table:table-cell>
          <table:table-cell table:number-columns-repeated="1022"/>
        </table:table-row>
        <table:table-row table:style-name="ro2">
          <table:table-cell table:style-name="ce2" office:value-type="string" calcext:value-type="string">
            <text:p>ANIMESH MUKHERJEE</text:p>
          </table:table-cell>
          <table:table-cell table:style-name="ce8" office:value-type="string" calcext:value-type="string">
            <text:p> Artificial Intelligence, Complex and Social Networks, Data and Web Mining</text:p>
          </table:table-cell>
          <table:table-cell table:style-name="ce22" table:number-columns-repeated="1022"/>
        </table:table-row>
        <table:table-row table:style-name="ro1">
          <table:table-cell office:value-type="string" calcext:value-type="string">
            <text:p>AM1+(PG)</text:p>
          </table:table-cell>
          <table:table-cell table:style-name="ce14" office:value-type="string" calcext:value-type="string">
            <text:p>Understanding content abusing and cyberbullying in social media: A case study of Instagram</text:p>
          </table:table-cell>
          <table:table-cell table:style-name="ce12" office:value-type="string" calcext:value-type="string">
            <text:p>Instagram is the most popular photo-sharing site with few hundreds of millions of userbase. On an average, 55 million photos are shared each day on Instagram according to Instagram. With so much content flowing around the network, content abusing and cyberbullying is an important issue on Instagram. Posting embarrassing or humiliating photos of someone, captioning gross or demeaning pictures with someone's username, writing cruel comments, derogatory and abusive remarks under someone's photo, adding hateful hashtags like #loser, #tryweightwatchers, #cantbelievesheworethat, #peoplewhoshouldoffthemselves, #crackw****, #fuglys*** etc. using fake profiles to impersonate someone else - harassing celebrities and famous people by writing rude comments, racist remarks and sometimes even posting threats (e.g, fat shaming Kelly Clarkson, photoshoping images of Nick Carter's girlfriend etc.) - these are some of numerous ways of content abusing and cyberbullying. In this project, we want to study various kind of such abusing and bullying on Instagram and wish to propose models to early detect such abusing and abusers. </text:p>
          </table:table-cell>
          <table:table-cell table:style-name="ce1" office:value-type="float" office:value="1" calcext:value-type="float">
            <text:p>1</text:p>
          </table:table-cell>
          <table:table-cell table:number-columns-repeated="1020"/>
        </table:table-row>
        <table:table-row table:style-name="ro8">
          <table:table-cell office:value-type="string" calcext:value-type="string">
            <text:p>AM2</text:p>
          </table:table-cell>
          <table:table-cell office:value-type="string" calcext:value-type="string">
            <text:p><text:s/>How to become #instafamous?: Understanding celebritism on Instagram</text:p>
          </table:table-cell>
          <table:table-cell table:style-name="ce12" office:value-type="string" calcext:value-type="string">
            <text:p>Instagram has become hugely popular as the go to social media for everyone. It has continued to thrive through its ease of use, lack of advertising and platform to express oneself in whatever way one desire. A huge trend in form of thousands of guys and girls taking to Instagram and becoming #instaceleb, #instafamous with their images being flashed across the globe. The battle for likes and followers, which was strong with Facebook in the early days, has now transposed to an art form on Instagram with every image posted seemingly the door opener to becoming the next big thing on Instagram. In this project, we want to study such kind of celebritism on Instagram and understand various social factors behind the accumulation of one's followers and likes. The content of the image (selfies, cute photos of puppies or babies) and the social interactions (comments and likes) are essential for those celebritism . However, there are many more latent social and content features that could discriminate an ordinary Instagram user from the #instafamous users on Instagram. Understanding those features will help us in early detection of the next famous Instagram face.</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AM3 + NG</text:p>
          </table:table-cell>
          <table:table-cell office:value-type="string" calcext:value-type="string">
            <text:p><text:s/>Is the peer-review system biased?</text:p>
          </table:table-cell>
          <table:table-cell table:style-name="ce34" office:value-type="string" calcext:value-type="string">
            <text:p>Before a paper gets accepted in a journal or a conference, it is thoroughly reviewed by a set of referees who are supposed to determine the quality of the paper and decide whether it is suitable for publication. There has been an increasing concern among the scientific community that the referees are in many cases biased in the sense that they tend to accept a paper if it is written by a well-known author. Questions have also been raised regarding the assignment of reviewers by the editor like a submission from a specific author is always assigned to only a specific set of reviewers. We plan to investigate these issues using the dataset of a well-known physics journal which contains detailed review information about each paper submitted between 1998-2015. Since the dataset is unique we hope to find many such interesting patterns and finally come up with a system which can replace the editorial process. <text:s text:c="15"/></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AM4</text:p>
          </table:table-cell>
          <table:table-cell office:value-type="string" calcext:value-type="string">
            <text:p>An approach for Integrating Network and Community Discovery in Large Networks</text:p>
          </table:table-cell>
          <table:table-cell table:style-name="ce34" office:value-type="string" calcext:value-type="string">
            <text:p>Community detection algorithms runs on a random sample of the original network and provide inference about the structure of the real world network. Procuring the entire network is computationally intractable for large networks and hence the result generated by a network mining algorithm is heavily dependent on how much representative sample the dataset is, of the original network. In this project our goal is to implement a framework for integrating these two overlapping objectives. The key idea is incorporating the specifics of the network mining algorithm into the discovery process so that we can ignore irrelevant elements while growing our sample.We also keep track of the existing community structure and update it at runtime when new elements are added into the sample.Our final objective is to validate the obtained sample based on goodness of the clustering.</text:p>
          </table:table-cell>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SOURANGSHU BHATTACHARYA</text:p>
          </table:table-cell>
          <table:table-cell table:style-name="ce8" office:value-type="string" calcext:value-type="string">
            <text:p>Artificial Intelligence, Data and Web Mining</text:p>
          </table:table-cell>
          <table:table-cell table:style-name="ce35"/>
          <table:table-cell table:style-name="ce2"/>
          <table:table-cell table:style-name="ce22" table:number-columns-repeated="1020"/>
        </table:table-row>
        <table:table-row table:style-name="ro1">
          <table:table-cell office:value-type="string" calcext:value-type="string">
            <text:p>SB1</text:p>
          </table:table-cell>
          <table:table-cell office:value-type="string" calcext:value-type="string">
            <text:p>Probabilistic soft logic for joint tweet and user classification</text:p>
          </table:table-cell>
          <table:table-cell table:style-name="ce34" office:value-type="string" calcext:value-type="string">
            <text:p>The student will work on a live research project involving Machine Learning and social Networks. The problem is to improve accuracy of classification of tweets and users by utilising potentials defined by PSL over networks.</text:p>
          </table:table-cell>
          <table:table-cell table:number-columns-repeated="1021"/>
        </table:table-row>
        <table:table-row table:style-name="ro1">
          <table:table-cell office:value-type="string" calcext:value-type="string">
            <text:p>SB2</text:p>
          </table:table-cell>
          <table:table-cell office:value-type="string" calcext:value-type="string">
            <text:p>Predicting car sales using reviews and discussion on team-bhp.com</text:p>
          </table:table-cell>
          <table:table-cell table:style-name="ce34" office:value-type="string" calcext:value-type="string">
            <text:p>This is an exploratory study to use machine learning techniques for predicting car sales on team-bhp data.</text:p>
          </table:table-cell>
          <table:table-cell table:number-columns-repeated="1021"/>
        </table:table-row>
        <table:table-row table:style-name="ro1">
          <table:table-cell office:value-type="string" calcext:value-type="string">
            <text:p>SB3</text:p>
          </table:table-cell>
          <table:table-cell office:value-type="string" calcext:value-type="string">
            <text:p>Algorithmic counter to the filter bubble problem.</text:p>
          </table:table-cell>
          <table:table-cell table:style-name="ce34" office:value-type="string" calcext:value-type="string">
            <text:p>Users receiving news and opinions from online news and social networks receive an incresingly narrow range of content. Can we counter this problem by changing the recommendation algorithm ? This is a research project.</text:p>
          </table:table-cell>
          <table:table-cell table:number-columns-repeated="1021"/>
        </table:table-row>
        <table:table-row table:style-name="ro1">
          <table:table-cell office:value-type="string" calcext:value-type="string">
            <text:p>SB4</text:p>
          </table:table-cell>
          <table:table-cell office:value-type="string" calcext:value-type="string">
            <text:p>Mining taxi hiring pattern in New york</text:p>
          </table:table-cell>
          <table:table-cell table:style-name="ce34" office:value-type="string" calcext:value-type="string">
            <text:p>This project is to analyse the taxi hiring pattern of new york city and figure out the traffic intensity pattern. This information can then be used for efficient taxi routing.</text:p>
          </table:table-cell>
          <table:table-cell table:number-columns-repeated="1021"/>
        </table:table-row>
        <table:table-row table:style-name="ro2">
          <table:table-cell table:style-name="ce2" office:value-type="string" calcext:value-type="string">
            <text:p>BIVAS MITRA</text:p>
          </table:table-cell>
          <table:table-cell table:style-name="ce8" office:value-type="string" calcext:value-type="string">
            <text:p>Complex and Social Networks, Systems and Networking</text:p>
          </table:table-cell>
          <table:table-cell table:style-name="ce35"/>
          <table:table-cell table:style-name="ce22" table:number-columns-repeated="1021"/>
        </table:table-row>
        <table:table-row table:style-name="ro1">
          <table:table-cell office:value-type="string" calcext:value-type="string">
            <text:p>BM1</text:p>
          </table:table-cell>
          <table:table-cell office:value-type="string" calcext:value-type="string">
            <text:p>Predicting group success in Meetup social network<text:tab/></text:p>
          </table:table-cell>
          <table:table-cell table:style-name="ce36" office:value-type="string" calcext:value-type="string">
            <text:p>Event-based online social services, such as Meetup and Plan-cast, have experienced increased popularity and rapid growth in recent years. Here, a set of people create a group and<text:line-break/>organize different types of events like traveling, technical talks, eating at<text:line-break/>restaurants etc. This kind of networks provides a unique opportunity to observe<text:line-break/>offline interactions (in event) among users along with online interactions (in<text:line-break/>groups). In EBSN setup, success of a group can be perceived from the many different<text:line-break/>directions – organizing big event, having thematically consistent attendees,<text:line-break/>growing group etc. Moreover, it is observed that there exists a mutual<text:line-break/>dependence between the growth of a group and the success of the events it<text:line-break/>hosts. In this project, we aim to analyse success of Meetup groups from<text:line-break/>different directions and uncover the underlying dynamics that makes a group<text:line-break/>successful. Final goal is to develop a prediction cum recommendation system<text:line-break/>which can predict the success of a group and can provide context driven<text:line-break/>recommendations to the event host/group coordinator to make the group<text:line-break/>successful. </text:p>
          </table:table-cell>
          <table:table-cell table:number-columns-repeated="1021"/>
        </table:table-row>
        <table:table-row table:style-name="ro1">
          <table:table-cell office:value-type="string" calcext:value-type="string">
            <text:p>BM2+SC</text:p>
          </table:table-cell>
          <table:table-cell office:value-type="string" calcext:value-type="string">
            <text:p>Crowd sensing based human activity recognition<text:tab/><text:line-break/></text:p>
          </table:table-cell>
          <table:table-cell table:style-name="ce1" office:value-type="string" calcext:value-type="string">
            <text:p>The emergence of smartphones and wearable devices has provided an opportunity<text:line-break/>for human activity recognition (say sleeping, walking, running, in meeting, at<text:line-break/>office etc). In this project, we focus on the major challenges for providing practical<text:line-break/>activity recognition with mobile devices. Classification must be performed<text:line-break/>accurately, handling both easy and difficult to classify activities,<text:line-break/>environmental changes, and noisy data. In<text:line-break/>this project, we investigate an important, but currently neglected property of human<text:line-break/>behavior to improve the existing models of activity recognition. Within large<text:line-break/>populations, communities of socially connected individuals often have correlated<text:line-break/>behavioral patterns. For a surprisingly wide variety of behaviors, the actions<text:line-break/>of individuals often appear connected. For example, two people with a strong social<text:line-break/>connection will be more likely than a pair of randomly selected individuals to<text:line-break/>have correlated beliefs and attitudes, which manifest in actions, such as food<text:line-break/>selection, sleep patterns, transportation decisions etc. We refer to these and<text:line-break/>related processes as crowd sensing. Such phenomena present a significant<text:line-break/>opportunity to improve the recognition of activity patterns, as the inferences<text:line-break/>about one individual can be leveraged to improve the inferences made about<text:line-break/>others with whom they are socially connected.</text:p>
          </table:table-cell>
          <table:table-cell table:number-columns-repeated="1021"/>
        </table:table-row>
        <table:table-row table:style-name="ro1">
          <table:table-cell office:value-type="string" calcext:value-type="string">
            <text:p>BM3</text:p>
          </table:table-cell>
          <table:table-cell office:value-type="string" calcext:value-type="string">
            <text:p>Mood Recognition using Mobile and Wearable Devices<text:tab/><text:line-break/></text:p>
          </table:table-cell>
          <table:table-cell table:style-name="ce1" office:value-type="string" calcext:value-type="string">
            <text:p>Smartphones, equipped with multiple sensors offer a rich set of indicators<text:line-break/>that can help in characterizing cognitive state of a user. For instance, by<text:line-break/>analyzing how fast one user types, how much the phone shakes, how often one<text:line-break/>backspace mistakes, and how many special symbols are used, the smartphone can<text:line-break/>work out whether the user is angry, surprised, happy, sad, fearful, or<text:line-break/>disgusted. In this project, we aim to develop an end-to-end system CogniSense that reliably and<text:line-break/>non-intrusively record smartphone activity data related to user behavior and automatically<text:line-break/>detects depression symptoms and alerts the stakeholders such as close<text:line-break/>acquaintances, healthcare services etc. We will develop models to<text:line-break/>predict cognitive states of an individual, based on the labelled data gathered using sensors<text:line-break/>present in smartphones. Typically, the model can follow a machine learning approach, where a huge<text:line-break/>amount of labeled data is collected for training and testing a classifier. <text:s/>Special emphasis should be given to the energy<text:line-break/>consumption, privacy quotient etc.</text:p>
          </table:table-cell>
          <table:table-cell table:number-columns-repeated="1021"/>
        </table:table-row>
        <table:table-row table:style-name="ro1">
          <table:table-cell office:value-type="string" calcext:value-type="string">
            <text:p>BM4</text:p>
          </table:table-cell>
          <table:table-cell office:value-type="string" calcext:value-type="string">
            <text:p>Analysing the author migration in knowledge network<text:tab/><text:line-break/></text:p>
          </table:table-cell>
          <table:table-cell table:style-name="ce1" office:value-type="string" calcext:value-type="string">
            <text:p>The popularity of research-fields rapidly change over time and many new fields become popular every year. For most of the researchers it is a very common practice to migrate from one domain<text:line-break/>of research to another. The goal of this project is to quantify the migrating<text:line-break/>nature of different researchers and identify different personal and field<text:line-break/>specific factors driving behind their decisions. The project aims to analyze<text:line-break/>those factors to predict and model the behavior of individual researchers like<text:line-break/>when they will migrate, to which field they will migrate etc.<text:line-break/></text:p>
          </table:table-cell>
          <table:table-cell table:number-columns-repeated="1021"/>
        </table:table-row>
        <table:table-row table:style-name="ro2">
          <table:table-cell table:style-name="ce2" office:value-type="string" calcext:value-type="string">
            <text:p>??????????</text:p>
          </table:table-cell>
          <table:table-cell table:style-name="ce2" office:value-type="string" calcext:value-type="string">
            <text:p>?????????????????????</text:p>
          </table:table-cell>
          <table:table-cell table:style-name="ce2"/>
          <table:table-cell table:style-name="ce22" table:number-columns-repeated="1021"/>
        </table:table-row>
        <table:table-row table:style-name="ro1">
          <table:table-cell office:value-type="string" calcext:value-type="string">
            <text:p>PRM1</text:p>
          </table:table-cell>
          <table:table-cell office:value-type="string" calcext:value-type="string">
            <text:p>Computational and mathematical modelling for feature identification in proteins</text:p>
          </table:table-cell>
          <table:table-cell table:style-name="ce1"/>
          <table:table-cell table:style-name="ce1" office:value-type="float" office:value="1" calcext:value-type="float">
            <text:p>1</text:p>
          </table:table-cell>
          <table:table-cell table:number-columns-repeated="1020"/>
        </table:table-row>
        <table:table-row table:style-name="ro1">
          <table:table-cell office:value-type="string" calcext:value-type="string">
            <text:p>PRM2</text:p>
          </table:table-cell>
          <table:table-cell office:value-type="string" calcext:value-type="string">
            <text:p>Revisiting Verlet and Velocity Verlet algorithms at the celullar level</text:p>
          </table:table-cell>
          <table:table-cell table:style-name="ce1"/>
          <table:table-cell table:style-name="ce1" office:value-type="float" office:value="2" calcext:value-type="float">
            <text:p>2</text:p>
          </table:table-cell>
          <table:table-cell table:number-columns-repeated="1020"/>
        </table:table-row>
        <table:table-row table:style-name="ro1">
          <table:table-cell office:value-type="string" calcext:value-type="string">
            <text:p>PRM3</text:p>
          </table:table-cell>
          <table:table-cell office:value-type="string" calcext:value-type="string">
            <text:p>Computational geometry approaches to predict stability in artificial protein structures</text:p>
          </table:table-cell>
          <table:table-cell table:style-name="ce1"/>
          <table:table-cell table:style-name="ce1" office:value-type="float" office:value="1" calcext:value-type="float">
            <text:p>1</text:p>
          </table:table-cell>
          <table:table-cell table:number-columns-repeated="1020"/>
        </table:table-row>
        <table:table-row table:style-name="ro1">
          <table:table-cell office:value-type="string" calcext:value-type="string">
            <text:p>PRM4</text:p>
          </table:table-cell>
          <table:table-cell office:value-type="string" calcext:value-type="string">
            <text:p>Structural motif identification and parametrization of aritificial proteins</text:p>
          </table:table-cell>
          <table:table-cell table:style-name="ce1"/>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SOUMYAJIT DEY</text:p>
          </table:table-cell>
          <table:table-cell table:style-name="ce8" office:value-type="string" calcext:value-type="string">
            <text:p>Formal Methods, VLSI and Embedded Systems</text:p>
          </table:table-cell>
          <table:table-cell table:style-name="ce2" table:number-columns-repeated="2"/>
          <table:table-cell table:style-name="ce22" table:number-columns-repeated="1020"/>
        </table:table-row>
        <table:table-row table:style-name="ro1">
          <table:table-cell office:value-type="string" calcext:value-type="string">
            <text:p>SD1</text:p>
          </table:table-cell>
          <table:table-cell office:value-type="string" calcext:value-type="string">
            <text:p>Formal verification of embedded control software</text:p>
          </table:table-cell>
          <table:table-cell table:style-name="ce12" office:value-type="string" calcext:value-type="string">
            <text:p>Embedded control software forms the backbone of most IoT applications which interact with electrical or mechanical systems. The project aims at using formal verification tools and techniques for checking the functionality of such specialized software systems.</text:p>
          </table:table-cell>
          <table:table-cell table:number-columns-repeated="1021"/>
        </table:table-row>
        <table:table-row table:style-name="ro1">
          <table:table-cell office:value-type="string" calcext:value-type="string">
            <text:p>SD2</text:p>
          </table:table-cell>
          <table:table-cell office:value-type="string" calcext:value-type="string">
            <text:p>Developing a program analysis tool for weakest pre-condition computation</text:p>
          </table:table-cell>
          <table:table-cell table:style-name="ce12" office:value-type="string" calcext:value-type="string">
            <text:p>The basic idea of WP Calculus can be summarized as if S is a code fragment and Q is a subsequent assertion defined over (program) states, then the weakest precondition for S with respect to Q is an assertion that is true<text:line-break/>for precisely those initial states starting from which S must terminate, and executing S must produce a state satisfying Q. There exists standard rules in WP Calculus for statement types like Expression, Conditional and Sequence. However for Loop Statements, existing rules in WP Calculus requires the synthesis of a loop invariant. This is mainly required as the termination of the loop also needs to be guaranteed. The project aims at building a scalable tool for WP computation for situations when the fixed (or variable) bounds of loop iterations can be calculated (this automatically guarantees termination). Such tools are useful for identifying conditions (or testing inputs) under which programs execute loops leading to failure / successful runs and helping in computation of program reliabiity in the process.</text:p>
          </table:table-cell>
          <table:table-cell table:number-columns-repeated="1021"/>
        </table:table-row>
        <table:table-row table:style-name="ro1">
          <table:table-cell office:value-type="string" calcext:value-type="string">
            <text:p>SD3</text:p>
          </table:table-cell>
          <table:table-cell office:value-type="string" calcext:value-type="string">
            <text:p>RNN based speech recognition using GPGPU</text:p>
          </table:table-cell>
          <table:table-cell table:style-name="ce12" office:value-type="string" calcext:value-type="string">
            <text:p>Recurrent Neural Networks serve as a powerful model for sequence labelling problems where the input output alignment is not known. This will prove to be particularly useful for speech recognition problems where the objective is to map an acoustic input sequence to a phonetic output sequence. A special RNN architecture called Long Short Term Memory(LSTM) has proved to be very useful for classification problems where sequential data needs to be predicted. The goal of this work is to investigate LSTM based RNN architectures and its variants for training and decoding modules of a speech recognition system. Specific modules for the speech recognition pipeline are to be developed on top of the RNNLib software package which is a C++ Library supporting LSTM based RNN architectures and respective training procedures. The goal of the project is to develop an OpenCL version of an RNN based speech recognition system (subroutines) which will optimally distribute the data parallel tasks in the speech recognition pipeline efficiently on a system comprising a CPU and an onboard GPU. </text:p>
          </table:table-cell>
          <table:table-cell table:number-columns-repeated="1021"/>
        </table:table-row>
        <table:table-row table:style-name="ro9">
          <table:table-cell office:value-type="string" calcext:value-type="string">
            <text:p>SD4</text:p>
          </table:table-cell>
          <table:table-cell office:value-type="string" calcext:value-type="string">
            <text:p>DNN based speech recognition using GPGPU</text:p>
          </table:table-cell>
          <table:table-cell table:style-name="ce12" office:value-type="string" calcext:value-type="string">
            <text:p>Research on speech recognition has primarily focused on addressing issues associated with acoustic and language modeling. <text:s/>Deep Neural Networks (DNNs) are used nowadays primarily for training acoustic models as they prove to yield better results than the traditional GMM-HMM model. <text:line-break/>However, the acoustic model generated using DNN is characterized by a large number of parameters, making the DNN decoding process computationally expensive. This proves to be even harder if the target system is an embedded device. Efficient speech recognition demands that processing be done in real time given the constraints of memory and power of heterogeneous embedded platforms. This objective can be achieved if the resources of the target system are efficiently utilized. The goal of the project is to develop an OpenCL version of a DNN based speech recognition system (subroutines) which will optimally distribute the data parallel tasks in the speech recognition pipeline efficiently on a system comprising a CPU and an onboard GPU. </text:p>
          </table:table-cell>
          <table:table-cell table:number-columns-repeated="1021"/>
        </table:table-row>
        <table:table-row table:style-name="ro10">
          <table:table-cell table:style-name="ce2" office:value-type="string" calcext:value-type="string">
            <text:p>PAWAN GOYAL</text:p>
          </table:table-cell>
          <table:table-cell table:style-name="ce8" office:value-type="string" calcext:value-type="string">
            <text:p>Artificial Intelligence, Complex and Social Networks, Data and Web Mining</text:p>
          </table:table-cell>
          <table:table-cell table:style-name="ce37"/>
          <table:table-cell table:style-name="ce22" table:number-columns-repeated="1021"/>
        </table:table-row>
        <table:table-row table:style-name="ro1">
          <table:table-cell office:value-type="string" calcext:value-type="string">
            <text:p>PG1 + AM</text:p>
          </table:table-cell>
          <table:table-cell office:value-type="string" calcext:value-type="string">
            <text:p>Leveraging on rich citation contexts for better ranking of scientific papers</text:p>
          </table:table-cell>
          <table:table-cell table:style-name="ce12" office:value-type="string" calcext:value-type="string">
            <text:p>PageRank assumes that "A hyperlink to a page counts as a vote of support". A page that is linked to by many pages with high PageRank receives a high rank itself. Over the years, the same idea of popularity is extended for ranking scholarly networks also (citation is counted as a vote of support). However, certain inherent characteristics of scholarly networks make them different from web-networks. Specifically, if a later paper (P1) cites an earlier paper (P0) while reporting a significant improvement, P1 actually steals the citations from P0, refuting the original assumption of PageRank. This information can be captured by analyzing the citation context of the paper (discussions about P0 mentioned in P1). In this project, we aim at capturing the inherent nature of citation links by performing text analysis over the citation context. This will be used to develop a more efficient ranking algorithm than a simple edge based popularity algorithm. The algorithm will be tested on full text articles from biomedical dataset. [with Prof. Animesh Mukherjee]</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PG2</text:p>
          </table:table-cell>
          <table:table-cell office:value-type="string" calcext:value-type="string">
            <text:p>Towards automated fact checking of pronouncements and conversations</text:p>
          </table:table-cell>
          <table:table-cell table:style-name="ce38" office:value-type="string" calcext:value-type="string">
            <text:p>Fact checking corresponds to examining the truthfulness of statements made by various kinds of people in various situations. Pronouncements made by politicians are often fact checked, so are the comments made in response to a news article. We are still far from automating this process. This projects aims to take a step in this direction by identifying some primary sources of information for the block of statements, which a human will then reference in an effort to determine the truthfulness of the statements. We will evaluate the output of this project by considering pronouncements made by politicians and conversation on social media platforms and use the metric of how much it reduces the time to fact check statements. For evaluation, fact checkers will be employed through the Amazon Mechanical Turk. [with Prof. Saurabh Bagchi, Purdue Univ.]</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PG3</text:p>
          </table:table-cell>
          <table:table-cell office:value-type="string" calcext:value-type="string">
            <text:p>Interpreting web queries with the help of product reviews for improving product retrieval</text:p>
          </table:table-cell>
          <table:table-cell table:style-name="ce12" office:value-type="string" calcext:value-type="string">
            <text:p>This project aims at using product reviews to help product retrieval with the user queries. The main motivation behind using reviews is to identify the specifics, people use to describe and detail various products. These specifics can not only be used to infer the product from user’s information need but also to rank specific brands higher than others based on the reviews. The project will involve mining customer review data to identify product specific facets and opinion words. Once these product-specific keywords are identified, query logs can be used to learn a mapping from Web query that gives some additional clues about the explicit/implicit product intent. Further, specific models of a given product can be ranked higher if its reviews match more with the information need of the user. Part of the project would also involve translating web queries to a linguistically richer form to improve the recall of richer entities. [with Dr. Sayan Pathak, Microsoft Redmond]</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PG4</text:p>
          </table:table-cell>
          <table:table-cell office:value-type="string" calcext:value-type="string">
            <text:p>Data extraction from biomedical literature for automating Systematic Reviews</text:p>
          </table:table-cell>
          <table:table-cell table:style-name="ce12" office:value-type="string" calcext:value-type="string">
            <text:p>This project aims at using text mining to automatically extract key data elements from full-text biomedical literature. Generalized, semi-supervised information extraction algorithms will be developed by using data elements reported in the existing systematic reviews as the gold standard. This module will be utilized towards automating the process of systematic review generation from biomedical literature. [with Prof. Siddhartha Jonnalagadda, Northwestern University]</text:p>
          </table:table-cell>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text:p>
          </table:table-cell>
          <table:table-cell table:style-name="ce2" office:value-type="string" calcext:value-type="string">
            <text:p>?????????????????????</text:p>
          </table:table-cell>
          <table:table-cell table:style-name="ce37"/>
          <table:table-cell table:style-name="ce2"/>
          <table:table-cell table:style-name="ce22" table:number-columns-repeated="1020"/>
        </table:table-row>
        <table:table-row table:style-name="ro1">
          <table:table-cell office:value-type="string" calcext:value-type="string">
            <text:p>RGM1</text:p>
          </table:table-cell>
          <table:table-cell office:value-type="string" calcext:value-type="string">
            <text:p>On anti-Ramsey numbers</text:p>
          </table:table-cell>
          <table:table-cell table:style-name="ce39" office:value-type="string" calcext:value-type="string">
            <text:p>Given a graph H and a positive integer n, Anti-Ramsey number AR(n, H) is <text:line-break/>the maximum number of colors in an edge-coloring of a complete graph K_n <text:line-break/>that contains no polychromatic copy (means, every edge getting a different <text:line-break/>color) of H. The anti-Ramsey numbers were introduced in the 1970s by <text:line-break/>Erdős et al. This is a theoretical research project. </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RGM2</text:p>
          </table:table-cell>
          <table:table-cell office:value-type="string" calcext:value-type="string">
            <text:p>Developing an android app for drawing and visualizing graphs with added features to highlight its properties. </text:p>
          </table:table-cell>
          <table:table-cell table:style-name="ce1" office:value-type="string" calcext:value-type="string">
            <text:p>This is an implementation project.</text:p>
          </table:table-cell>
          <table:table-cell table:style-name="ce1" office:value-type="float" office:value="2" calcext:value-type="float">
            <text:p>2</text:p>
          </table:table-cell>
          <table:table-cell table:number-columns-repeated="1020"/>
        </table:table-row>
        <table:table-row table:style-name="ro1">
          <table:table-cell office:value-type="string" calcext:value-type="string">
            <text:p>RGM3</text:p>
          </table:table-cell>
          <table:table-cell office:value-type="string" calcext:value-type="string">
            <text:p>TBA</text:p>
          </table:table-cell>
          <table:table-cell table:number-columns-repeated="1022"/>
        </table:table-row>
        <table:table-row table:style-name="ro1">
          <table:table-cell office:value-type="string" calcext:value-type="string">
            <text:p>RGM4</text:p>
          </table:table-cell>
          <table:table-cell office:value-type="string" calcext:value-type="string">
            <text:p>Building Social Balanced Groups</text:p>
          </table:table-cell>
          <table:table-cell table:style-name="ce34" office:value-type="string" calcext:value-type="string">
            <text:p>In social networks, community formation is a common phenomenon where similar minded people cluster together. However, in many situation we need groups where there are people with diverse opinions so that each group doesn’t get biased towards any particular opinion. This project would be a predominantly an algorithmic project. whereby we will concentrate on partitioning the social network graph such the social balanced groups are formed. <text:s/>The<text:line-break/>Problem Definition in more detailed are as follow<text:line-break/><text:line-break/>Given: <text:line-break/>(1) A large social n/w graph with k-dim vectors associated with each node signifying the opinions on k different topics of the person (i.e. node). the k-dim vector associated with vertex v_i is given as (x_{i,1}, …, x_{i,k}).<text:line-break/>(2) For every j, the sum of the values of j-th opinion taken over the entire graph is 0. <text:line-break/>(3) Let u and v be two nodes adjacent with each other. Let x_u and x_v be the k-dim vectors associated them. Since a person’s friend is also expected to have similar opinions on a topic, (x_u - x_v) is nearly a zero vector. <text:line-break/><text:line-break/>To do: <text:line-break/>Partition G into r parts of equal size such that each part is connected,</text:p>
          </table:table-cell>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SANDIP CHAKRABORTY</text:p>
          </table:table-cell>
          <table:table-cell table:style-name="ce8" office:value-type="string" calcext:value-type="string">
            <text:p>Distributed Computing, Mobile Computing, Systems and Networking, Wireless Networks</text:p>
          </table:table-cell>
          <table:table-cell table:style-name="ce35"/>
          <table:table-cell table:style-name="ce2"/>
          <table:table-cell table:style-name="ce22" table:number-columns-repeated="1020"/>
        </table:table-row>
        <table:table-row table:style-name="ro1">
          <table:table-cell table:style-name="ce5" office:value-type="string" calcext:value-type="string">
            <text:p>SC1+BM</text:p>
          </table:table-cell>
          <table:table-cell table:style-name="ce5" office:value-type="string" calcext:value-type="string">
            <text:p>Using Smart-phone Sensors to Detect Obstructions on a Path</text:p>
          </table:table-cell>
          <table:table-cell table:style-name="ce12" office:value-type="string" calcext:value-type="string">
            <text:p>Mobile phone sensors have been used to detect different types of<text:line-break/>indoor and outdoor landmarks in recent times. In indoor localization<text:line-break/>several unsupervised techniques have been used which make use of Wi-Fi<text:line-break/>signals, accelerometer data, etc. In outdoor localization landmarks<text:line-break/>like speed breakers, potholes, turns, etc are detected using these<text:line-break/>sensors. In this project we plan to use smart-phone sensors to detect<text:line-break/>different types of obstructions like walls, poles on sidewalks, dead<text:line-break/>ends, etc on both indoor/outdoor paths of a pedestrian. This is a<text:line-break/>component of a work on actuated navigation where we plan to direct a<text:line-break/>user on his path without actually concentrating on the route he is<text:line-break/>following. He will be given navigation instruction through an<text:line-break/>application instead.</text:p>
          </table:table-cell>
          <table:table-cell table:style-name="ce1" office:value-type="float" office:value="1" calcext:value-type="float">
            <text:p>1</text:p>
          </table:table-cell>
          <table:table-cell table:number-columns-repeated="1020"/>
        </table:table-row>
        <table:table-row table:style-name="ro1">
          <table:table-cell table:style-name="ce5" office:value-type="string" calcext:value-type="string">
            <text:p>SC2</text:p>
          </table:table-cell>
          <table:table-cell table:style-name="ce20" office:value-type="string" calcext:value-type="string">
            <text:p>Network Virtualization for LTE/LTE-A (4G/5G) Core Networks</text:p>
          </table:table-cell>
          <table:table-cell table:style-name="ce12" office:value-type="string" calcext:value-type="string">
            <text:p>The objective of this work is to explore the possibility of virtualizing 4G/5G core network. We shall look into the specific problem of soft handover from one LTE base station to another LTE base station, when the base station stupports multiple network operators in a virtualized environment. Please check these wiki pages to get a basic idea about virtual network operators and network virtualization: https://en.wikipedia.org/wiki/Virtual_Network_Operator , https://en.wikipedia.org/wiki/Network_virtualization</text:p>
          </table:table-cell>
          <table:table-cell table:style-name="ce1" office:value-type="float" office:value="1" calcext:value-type="float">
            <text:p>1</text:p>
          </table:table-cell>
          <table:table-cell table:number-columns-repeated="1020"/>
        </table:table-row>
        <table:table-row table:style-name="ro1">
          <table:table-cell table:style-name="ce5" office:value-type="string" calcext:value-type="string">
            <text:p>SC3</text:p>
          </table:table-cell>
          <table:table-cell table:style-name="ce5" office:value-type="string" calcext:value-type="string">
            <text:p>Privacy leakage from Smartphone App data</text:p>
          </table:table-cell>
          <table:table-cell table:style-name="ce12" office:value-type="string" calcext:value-type="string">
            <text:p>We shall look in to the problem of privacy leakage from different smart-phone app data. Many of the smartphone apps collect sensor readings from internal inertial sernsors like compass, gyroscope, accelerometer etc. We shall explore whether such information can be exploited to infer additional information about the user activities. As an example, from the compass and linear accelaration reading, we can find out the travel trajectories of a person - how much the person traveled and in which direction he has moved. Now the interesting question is that whether this information is sufficient enough to predict the daily navigation information of the user. If an adversary can predict such things, he can exploit the person in many ways. For instance, someone can find out when you are out of your home!</text:p>
          </table:table-cell>
          <table:table-cell table:style-name="ce1" office:value-type="float" office:value="1" calcext:value-type="float">
            <text:p>1</text:p>
          </table:table-cell>
          <table:table-cell table:number-columns-repeated="1020"/>
        </table:table-row>
        <table:table-row table:style-name="ro1">
          <table:table-cell table:style-name="ce5" office:value-type="string" calcext:value-type="string">
            <text:p>SC4 + NG</text:p>
          </table:table-cell>
          <table:table-cell table:style-name="ce5" office:value-type="string" calcext:value-type="string">
            <text:p>Smartphone Traffic Engineering for App Identification</text:p>
          </table:table-cell>
          <table:table-cell table:style-name="ce12" office:value-type="string" calcext:value-type="string">
            <text:p>Mobile applications, especially video applications, contribute a significant proportion of Internet traffic. Video apps comprise of Over-the-Top video apps, like YouTube, NetFlix, HotStar, live streaming apps, like Times Now, Star Sports, and video messaging apps, like Skype, Google Hangouts. Ability to distinguish these video apps based on traffic generated from these apps finds many use cases, starting from enterprise policy enforcement in BYOD settings, to resource provisioning by network operators who only has visibility to traffic flows. Since app traffic appears as any other typical HTTP traffic, therefore, port-based identification, or even deep packet inspection techniques, are limited in accurately identifying the app source for the traffic. However, streaming and interactive video often have distinguishing traffic characteristics that may help in classifying the app source. In this work, we shall analyze the traffic patterns from traces collected from video apps, and utilize the insights to construct classifiers that can identify video app type in a mixed traffic flow. </text:p>
          </table:table-cell>
          <table:table-cell table:style-name="ce1" office:value-type="float" office:value="1" calcext:value-type="float">
            <text:p>1</text:p>
          </table:table-cell>
          <table:table-cell table:number-columns-repeated="1020"/>
        </table:table-row>
        <table:table-row table:style-name="ro2">
          <table:table-cell table:style-name="ce6" office:value-type="string" calcext:value-type="string">
            <text:p>??????????</text:p>
          </table:table-cell>
          <table:table-cell table:style-name="ce6" office:value-type="string" calcext:value-type="string">
            <text:p>?????????????????????</text:p>
          </table:table-cell>
          <table:table-cell table:style-name="ce37"/>
          <table:table-cell table:style-name="ce2"/>
          <table:table-cell table:style-name="ce22" table:number-columns-repeated="1020"/>
        </table:table-row>
        <table:table-row table:style-name="ro1">
          <table:table-cell office:value-type="string" calcext:value-type="string">
            <text:p>SSural1</text:p>
          </table:table-cell>
          <table:table-cell office:value-type="string" calcext:value-type="string">
            <text:p>Policy mining in Attribute Based Access Control (ABAC)</text:p>
          </table:table-cell>
          <table:table-cell table:style-name="ce12" office:value-type="string" calcext:value-type="string">
            <text:p>ABAC is currently the most-reserarched access control model that overcomes many of the shortcomings of Role based Access control. In this project, we will study how policies can be mined for ABAC from existing applications in organizations</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SSural2</text:p>
          </table:table-cell>
          <table:table-cell office:value-type="string" calcext:value-type="string">
            <text:p>Cloud security</text:p>
          </table:table-cell>
          <table:table-cell table:style-name="ce12" office:value-type="string" calcext:value-type="string">
            <text:p>We will look into the problem of embedding a layer of access control model on top of existing security layer in open-source cloud platforms like OpenStack. The existing cloud system available with the institute will be made use of.</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SSural3</text:p>
          </table:table-cell>
          <table:table-cell office:value-type="string" calcext:value-type="string">
            <text:p>Intrusion detection in non-relational databases</text:p>
          </table:table-cell>
          <table:table-cell table:style-name="ce12" office:value-type="string" calcext:value-type="string">
            <text:p>There has been some work done in the area of database intrusion detection for relational databases. We will study to what extent exsiting methods can be extended and new methods can be developed for intrusion detection in non-relational databases.</text:p>
          </table:table-cell>
          <table:table-cell table:style-name="ce1" office:value-type="float" office:value="1" calcext:value-type="float">
            <text:p>1</text:p>
          </table:table-cell>
          <table:table-cell table:number-columns-repeated="1020"/>
        </table:table-row>
        <table:table-row table:style-name="ro1">
          <table:table-cell office:value-type="string" calcext:value-type="string">
            <text:p>SSural4</text:p>
          </table:table-cell>
          <table:table-cell office:value-type="string" calcext:value-type="string">
            <text:p>Gait based identity verification</text:p>
          </table:table-cell>
          <table:table-cell table:style-name="ce12" office:value-type="string" calcext:value-type="string">
            <text:p>Gait is a biometric feature widely used for identification of suspects. In this project, we will study to what extent it can be used for verification. That is, whether we can verify the identity of a subject who claims to own an identity. A typical application would be to use it for hands free entry into buildings and establishments. </text:p>
          </table:table-cell>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text:p>
          </table:table-cell>
          <table:table-cell table:style-name="ce2" office:value-type="string" calcext:value-type="string">
            <text:p>?????????????????????</text:p>
          </table:table-cell>
          <table:table-cell table:style-name="ce37"/>
          <table:table-cell table:style-name="ce2"/>
          <table:table-cell table:style-name="ce22" table:number-columns-repeated="1020"/>
        </table:table-row>
        <table:table-row table:style-name="ro1">
          <table:table-cell office:value-type="string" calcext:value-type="string">
            <text:p>KSRao1</text:p>
          </table:table-cell>
          <table:table-cell table:style-name="ce14" office:value-type="string" calcext:value-type="string">
            <text:p>Analysis of Hindustani Classical Music using Signal processing and machine learning approaches.</text:p>
          </table:table-cell>
          <table:table-cell table:style-name="ce1"/>
          <table:table-cell table:style-name="ce1" office:value-type="float" office:value="1" calcext:value-type="float">
            <text:p>1</text:p>
          </table:table-cell>
          <table:table-cell table:number-columns-repeated="1020"/>
        </table:table-row>
        <table:table-row table:style-name="ro1">
          <table:table-cell office:value-type="string" calcext:value-type="string">
            <text:p>KSRao2</text:p>
          </table:table-cell>
          <table:table-cell table:style-name="ce14" office:value-type="string" calcext:value-type="string">
            <text:p>Silent speech analysis using EEG signals</text:p>
          </table:table-cell>
          <table:table-cell table:style-name="ce1"/>
          <table:table-cell table:style-name="ce1" office:value-type="float" office:value="1" calcext:value-type="float">
            <text:p>1</text:p>
          </table:table-cell>
          <table:table-cell table:number-columns-repeated="1020"/>
        </table:table-row>
        <table:table-row table:style-name="ro1">
          <table:table-cell office:value-type="string" calcext:value-type="string">
            <text:p>KSRao3</text:p>
          </table:table-cell>
          <table:table-cell table:style-name="ce14" office:value-type="string" calcext:value-type="string">
            <text:p>EGG signal analysis for speech and Bio-medical applications</text:p>
          </table:table-cell>
          <table:table-cell table:style-name="ce1"/>
          <table:table-cell table:style-name="ce1" office:value-type="float" office:value="1" calcext:value-type="float">
            <text:p>1</text:p>
          </table:table-cell>
          <table:table-cell table:number-columns-repeated="1020"/>
        </table:table-row>
        <table:table-row table:style-name="ro1">
          <table:table-cell office:value-type="string" calcext:value-type="string">
            <text:p>KSRao4</text:p>
          </table:table-cell>
          <table:table-cell table:style-name="ce14" office:value-type="string" calcext:value-type="string">
            <text:p>Big-data and Hadoop framework for Audio processing</text:p>
          </table:table-cell>
          <table:table-cell table:style-name="ce1"/>
          <table:table-cell table:style-name="ce1" office:value-type="float" office:value="1" calcext:value-type="float">
            <text:p>1</text:p>
          </table:table-cell>
          <table:table-cell table:number-columns-repeated="1020"/>
        </table:table-row>
        <table:table-row table:style-name="ro2">
          <table:table-cell table:style-name="ce2" office:value-type="string" calcext:value-type="string">
            <text:p>??????????</text:p>
          </table:table-cell>
          <table:table-cell table:style-name="ce21" office:value-type="string" calcext:value-type="string">
            <text:p>?????????????????????</text:p>
          </table:table-cell>
          <table:table-cell table:style-name="ce2" table:number-columns-repeated="2"/>
          <table:table-cell table:style-name="ce22" table:number-columns-repeated="1020"/>
        </table:table-row>
        <table:table-row table:style-name="ro1">
          <table:table-cell office:value-type="string" calcext:value-type="string">
            <text:p>SGhosh1</text:p>
          </table:table-cell>
          <table:table-cell office:value-type="string" calcext:value-type="string">
            <text:p>Spatial Data Analytics</text:p>
          </table:table-cell>
          <table:table-cell table:number-columns-repeated="1022"/>
        </table:table-row>
        <table:table-row table:style-name="ro1">
          <table:table-cell office:value-type="string" calcext:value-type="string">
            <text:p>SGhosh2</text:p>
          </table:table-cell>
          <table:table-cell office:value-type="string" calcext:value-type="string">
            <text:p>Development of a Spatial Cloud service - I</text:p>
          </table:table-cell>
          <table:table-cell table:number-columns-repeated="1022"/>
        </table:table-row>
        <table:table-row table:style-name="ro1">
          <table:table-cell office:value-type="string" calcext:value-type="string">
            <text:p>SGhosh3</text:p>
          </table:table-cell>
          <table:table-cell office:value-type="string" calcext:value-type="string">
            <text:p>Development of a Spatial Cloud service - II</text:p>
          </table:table-cell>
          <table:table-cell table:number-columns-repeated="1022"/>
        </table:table-row>
        <table:table-row table:style-name="ro1">
          <table:table-cell office:value-type="string" calcext:value-type="string">
            <text:p>SGhosh4</text:p>
          </table:table-cell>
          <table:table-cell office:value-type="string" calcext:value-type="string">
            <text:p>Spatio-temporal data analysis</text:p>
          </table:table-cell>
          <table:table-cell table:number-columns-repeated="1022"/>
        </table:table-row>
        <table:table-row table:style-name="ro2">
          <table:table-cell table:style-name="ce2" office:value-type="string" calcext:value-type="string">
            <text:p>??????????</text:p>
          </table:table-cell>
          <table:table-cell table:style-name="ce2" office:value-type="string" calcext:value-type="string">
            <text:p>?????????????????????</text:p>
          </table:table-cell>
          <table:table-cell table:style-name="ce22" table:number-columns-repeated="1022"/>
        </table:table-row>
        <table:table-row table:style-name="ro1">
          <table:table-cell office:value-type="string" calcext:value-type="string">
            <text:p>RSahay1</text:p>
          </table:table-cell>
          <table:table-cell table:style-name="Default"/>
          <table:table-cell table:number-columns-repeated="1022"/>
        </table:table-row>
        <table:table-row table:style-name="ro1">
          <table:table-cell office:value-type="string" calcext:value-type="string">
            <text:p>RSahay2</text:p>
          </table:table-cell>
          <table:table-cell table:style-name="Default"/>
          <table:table-cell table:number-columns-repeated="1022"/>
        </table:table-row>
        <table:table-row table:style-name="ro1">
          <table:table-cell office:value-type="string" calcext:value-type="string">
            <text:p>RSahay3</text:p>
          </table:table-cell>
          <table:table-cell table:style-name="Default"/>
          <table:table-cell table:number-columns-repeated="1022"/>
        </table:table-row>
        <table:table-row table:style-name="ro1">
          <table:table-cell office:value-type="string" calcext:value-type="string">
            <text:p>RSahay4</text:p>
          </table:table-cell>
          <table:table-cell table:style-name="Default"/>
          <table:table-cell table:number-columns-repeated="1022"/>
        </table:table-row>
        <table:table-row table:style-name="ro2">
          <table:table-cell table:style-name="ce2" office:value-type="string" calcext:value-type="string">
            <text:p>??????????</text:p>
          </table:table-cell>
          <table:table-cell table:style-name="ce22" office:value-type="string" calcext:value-type="string">
            <text:p>?????????????????????</text:p>
          </table:table-cell>
          <table:table-cell table:style-name="ce22" table:number-columns-repeated="1022"/>
        </table:table-row>
        <table:table-row table:style-name="ro1">
          <table:table-cell office:value-type="string" calcext:value-type="string">
            <text:p>DSamanta1</text:p>
          </table:table-cell>
          <table:table-cell table:style-name="ce14" office:value-type="string" calcext:value-type="string">
            <text:p>BCI Data Mining for HCI Application</text:p>
          </table:table-cell>
          <table:table-cell table:style-name="ce1"/>
          <table:table-cell table:style-name="ce1" office:value-type="float" office:value="2" calcext:value-type="float">
            <text:p>2</text:p>
          </table:table-cell>
          <table:table-cell table:number-columns-repeated="1020"/>
        </table:table-row>
        <table:table-row table:style-name="ro1">
          <table:table-cell office:value-type="string" calcext:value-type="string">
            <text:p>DSamanta2</text:p>
          </table:table-cell>
          <table:table-cell table:style-name="ce14" office:value-type="string" calcext:value-type="string">
            <text:p>BCI Signals for Person Authentication</text:p>
          </table:table-cell>
          <table:table-cell table:style-name="ce1"/>
          <table:table-cell table:style-name="ce1" office:value-type="float" office:value="2" calcext:value-type="float">
            <text:p>2</text:p>
          </table:table-cell>
          <table:table-cell table:number-columns-repeated="1020"/>
        </table:table-row>
        <table:table-row table:style-name="ro1">
          <table:table-cell office:value-type="string" calcext:value-type="string">
            <text:p>DSamanta3</text:p>
          </table:table-cell>
          <table:table-cell table:style-name="Default"/>
          <table:table-cell table:number-columns-repeated="1022"/>
        </table:table-row>
        <table:table-row table:style-name="ro1">
          <table:table-cell office:value-type="string" calcext:value-type="string">
            <text:p>DSamanta4</text:p>
          </table:table-cell>
          <table:table-cell table:style-name="Default"/>
          <table:table-cell table:number-columns-repeated="1022"/>
        </table:table-row>
        <table:table-row table:style-name="ro2">
          <table:table-cell table:style-name="ce2" office:value-type="string" calcext:value-type="string">
            <text:p>??????????</text:p>
          </table:table-cell>
          <table:table-cell table:style-name="ce22" office:value-type="string" calcext:value-type="string">
            <text:p>?????????????????????</text:p>
          </table:table-cell>
          <table:table-cell table:style-name="ce22" table:number-columns-repeated="1022"/>
        </table:table-row>
        <table:table-row table:style-name="ro11">
          <table:table-cell table:style-name="ce3" office:value-type="string" calcext:value-type="string">
            <text:p>SMisra1</text:p>
          </table:table-cell>
          <table:table-cell table:style-name="ce23" office:value-type="string" calcext:value-type="string">
            <text:p>Bring Your Own Device in IoT using Software Defined Networking</text:p>
          </table:table-cell>
          <table:table-cell table:style-name="ce40" office:value-type="string" calcext:value-type="string">
            <text:p>Internet of things (IoT) is one of the prominent approaches toward the fulfillment of the objectives of fully connected world in the near future. Typically, an IoT infrastructure comprises of several sensor and other low-power devices which are deployed to perform dedicated tasks such as smart energy monitoring, intelligent transportation systems, and smart health-care. Therefore, it is expected that heterogeneous devices will be connected together to perform the above mentioned tasks. Moreover, one can bring his/her own devices, known as 'bring your own device' (BYOD), in the network to get his/her preferred services from the network. Consequently, it is required to support the heterogeneous devices in a single platform to work together without any interruption. However, traditional networking technologies do not allow the users to customize their devices in their own way. Besides, software defined networking (SDN) is an emerging technology to customize the functions of the devices, while changing the control logic of the devices. The main idea of the SDN is to separate the control plane from the device in order to adapt the control logic to the change in the application-specific requirements. However, there is a lack of adequate technology for involving such devices in the network in an energy-efficient and cost-effective manner. Therefore, the objectives of the project are to architect and build a prototype to support the BYOD concept in IoT with the help of SDN.</text:p>
          </table:table-cell>
          <table:table-cell table:style-name="ce44" office:value-type="float" office:value="1" calcext:value-type="float">
            <text:p>1</text:p>
          </table:table-cell>
          <table:table-cell table:number-columns-repeated="1020"/>
        </table:table-row>
        <table:table-row table:style-name="ro1">
          <table:table-cell table:style-name="ce3" office:value-type="string" calcext:value-type="string">
            <text:p>SMisra2</text:p>
          </table:table-cell>
          <table:table-cell table:style-name="ce3" office:value-type="string" calcext:value-type="string">
            <text:p>Real-time co-operative networks between unmanned robotic entities</text:p>
          </table:table-cell>
          <table:table-cell table:style-name="ce41" office:value-type="string" calcext:value-type="string">
            <text:p>Forming and maintaining real-time networks for co-operation between unmanned robots in extracting valuable knowledge from the shared information is crucial in multiple domains. Being mobile, these robots may be able to access areas which are inaccessible to humans in certain scenarios, such as natural calamities and disasters. The challenges faced in controlling these robots include extending their communication range, information gathering, path-planning and deciding actuation based on the incoming information. We plan on addressing these issues to build a rudimentary data gathering system based on dynamic extension and arrangements of these robotic networks.</text:p>
          </table:table-cell>
          <table:table-cell table:style-name="ce44" office:value-type="float" office:value="1" calcext:value-type="float">
            <text:p>1</text:p>
          </table:table-cell>
          <table:table-cell table:number-columns-repeated="1020"/>
        </table:table-row>
        <table:table-row table:style-name="ro1">
          <table:table-cell table:style-name="ce3" office:value-type="string" calcext:value-type="string">
            <text:p>SMisra3</text:p>
          </table:table-cell>
          <table:table-cell table:style-name="ce24" office:value-type="string" calcext:value-type="string">
            <text:p>Design of a common framework of Internet of Things for different applications</text:p>
          </table:table-cell>
          <table:table-cell table:style-name="ce42" office:value-type="string" calcext:value-type="string">
            <text:p>In an Internet of Things (IoT) based network, the physical objects (things) exchange and collect data by interacting with one another anytime and from anywhere. IoT based networks find different applications such as in the context of smart home, smart healthcare, smart agriculture, smart transport system, and smart shopping-mall. Indeed, different things in the network may use different applications to collect and exchange data as well as actuate targeted things. Therefore, it is required to develop a common framework towards building a system, which serves as a platform for communication and data sharing among different classes of things used by different applications.</text:p>
          </table:table-cell>
          <table:table-cell table:style-name="ce44" office:value-type="float" office:value="1" calcext:value-type="float">
            <text:p>1</text:p>
          </table:table-cell>
          <table:table-cell table:number-columns-repeated="1020"/>
        </table:table-row>
        <table:table-row table:style-name="ro1">
          <table:table-cell table:style-name="ce3" office:value-type="string" calcext:value-type="string">
            <text:p>SMisra4</text:p>
          </table:table-cell>
          <table:table-cell table:style-name="ce25" office:value-type="string" calcext:value-type="string">
            <text:p>Towards building a prototype for mobile fog computing system</text:p>
          </table:table-cell>
          <table:table-cell table:style-name="ce43" office:value-type="string" calcext:value-type="string">
            <text:p>Internet of Things (IoT) is envisioned to support the future connected world. The IoT framework should support the low-powered, heterogeneous, smart devices full of various sensors, in short ‘things’, to sense and actuate autonomously. The intensive and ubiquitous IoT applications generates extreme growth in mobile data traffic. This motivates towards development of a mobile fog computing system which efficiently supports mobile data traffic. In this project, we look to build a framework for a mobile fog computing system to support ubiquitous accessibility and dynamic management towards supporting heterogeneous mobile devices.</text:p>
          </table:table-cell>
          <table:table-cell table:style-name="ce44" office:value-type="float" office:value="1" calcext:value-type="float">
            <text:p>1</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Monospace" svg:font-family="Monospace"/>
    <style:font-face style:name="Trebuchet ms" svg:font-family="'Trebuchet ms'"/>
    <style:font-face style:name="Verdana" svg:font-family="Verdana"/>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currency-style style:name="N113P0" style:volatile="true">
      <number:currency-symbol>$</number:currency-symbol>
      <number:text> </number:text>
      <number:number number:decimal-places="0" number:min-integer-digits="1" number:grouping="true"/>
      <number:text> </number:text>
    </number:currency-style>
    <number:currency-style style:name="N113P1" style:volatile="true">
      <number:currency-symbol>$</number:currency-symbol>
      <number:text> (</number:text>
      <number:number number:decimal-places="0" number:min-integer-digits="1" number:grouping="true"/>
      <number:text>)</number:text>
    </number:currency-style>
    <number:currency-style style:name="N113P2" style:volatile="true">
      <number:currency-symbol>$</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20P0" style:volatile="true">
      <number:currency-symbol>$</number:currency-symbol>
      <number:text> </number:text>
      <number:number number:decimal-places="2" number:min-integer-digits="1" number:grouping="true"/>
      <number:text> </number:text>
    </number:currency-style>
    <number:currency-style style:name="N120P1" style:volatile="true">
      <number:currency-symbol>$</number:currency-symbol>
      <number:text> (</number:text>
      <number:number number:decimal-places="2" number:min-integer-digits="1" number:grouping="true"/>
      <number:text>)</number:text>
    </number:currency-style>
    <number:currency-style style:name="N120P2" style:volatile="true">
      <number:currency-symbol>$</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3P0" style:volatile="true">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3"/>
    <style:style style:name="Currency_20__5b_0_5d_" style:display-name="Currency [0]" style:family="table-cell" style:parent-style-name="Default" style:data-style-name="N117"/>
    <style:style style:name="Comma" style:family="table-cell" style:parent-style-name="Default" style:data-style-name="N120"/>
    <style:style style:name="Comma_20__5b_0_5d_" style:display-name="Comma [0]" style:family="table-cell" style:parent-style-name="Default" style:data-style-name="N113"/>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08T23:51:24.876045011</dc:date>
    <meta:editing-duration>PT42M42S</meta:editing-duration>
    <meta:editing-cycles>9</meta:editing-cycles>
    <meta:generator>LibreOffice/4.2.8.2$Linux_X86_64 LibreOffice_project/420m0$Build-2</meta:generator>
    <meta:document-statistic meta:table-count="1" meta:cell-count="493" meta:object-count="0"/>
  </office:meta>
</office:document-meta>
</file>